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fonetika I1" svg:font-family="'fonetika I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fonetika I" svg:font-family="'fonetika I'" style:font-family-generic="roman" style:font-pitch="variable"/>
    <style:font-face style:name="fonetika I Regular" svg:font-family="'fonetika I Regular'" style:font-family-generic="roman" style:font-pitch="variable"/>
    <style:font-face style:name="fonetika II" svg:font-family="'fonetika II'" style:font-family-generic="roman" style:font-pitch="variable"/>
    <style:font-face style:name="fonetika II Regular" svg:font-family="'fonetika II Regular'" style:font-family-generic="roman" style:font-pitch="variable"/>
    <style:font-face style:name="fonetika III" svg:font-family="'fonetika III'" style:font-family-generic="roman" style:font-pitch="variable"/>
    <style:font-face style:name="fonetika III Regular" svg:font-family="'fonetika III Regular'" style:font-family-generic="roman" style:font-pitch="variable"/>
    <style:font-face style:name="Alegreya Sans SC" svg:font-family="'Alegreya Sans S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Eczar" svg:font-family="Eczar" style:font-family-generic="system" style:font-pitch="variable"/>
    <style:font-face style:name="Lucida Grande1" svg:font-family="'Lucida Grande'" style:font-family-generic="system" style:font-pitch="variable"/>
    <style:font-face style:name="fonetika I2" svg:font-family="'fonetika I'" style:font-family-generic="system" style:font-pitch="variable"/>
    <style:font-face style:name="fonetika I Regular1" svg:font-family="'fonetika I Regular'" style:font-family-generic="system" style:font-pitch="variable"/>
    <style:font-face style:name="fonetika II1" svg:font-family="'fonetika II'" style:font-family-generic="system" style:font-pitch="variable"/>
    <style:font-face style:name="fonetika II Regular1" svg:font-family="'fonetika II Regular'" style:font-family-generic="system" style:font-pitch="variable"/>
    <style:font-face style:name="fonetika III1" svg:font-family="'fonetika III'" style:font-family-generic="system" style:font-pitch="variable"/>
    <style:font-face style:name="fonetika III Regular1" svg:font-family="'fonetika III Regula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fo:font-size="19pt" style:font-name-asian="Courier New1" style:font-size-asian="19pt" style:font-name-complex="Courier New1" style:font-size-complex="20pt"/>
    </style:style>
    <style:style style:name="P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984806" style:font-name="Courier New" fo:font-size="19pt" style:font-name-asian="Courier New1" style:font-size-asian="19pt" style:font-name-complex="Courier New1" style:font-size-complex="21pt"/>
    </style:style>
    <style:style style:name="P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style:font-name-asian="Courier New1" style:language-asian="en" style:country-asian="US" style:font-name-complex="Courier New1"/>
    </style:style>
    <style:style style:name="P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style:font-name-asian="Courier New1" style:font-name-complex="Courier New1"/>
    </style:style>
    <style:style style:name="P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P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4a2d"/>
    </style:style>
    <style:style style:name="P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</style:style>
    <style:style style:name="P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7.32cm" style:type="center"/>
          <style:tab-stop style:position="11.591cm"/>
        </style:tab-stops>
      </style:paragraph-properties>
    </style:style>
    <style:style style:name="P1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4.052cm"/>
        </style:tab-stops>
      </style:paragraph-properties>
    </style:style>
    <style:style style:name="P1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c4bc96" style:font-name="Courier New" fo:font-size="19pt" style:font-name-asian="Courier New1" style:font-size-asian="19pt" style:font-name-complex="Courier New1" style:font-size-complex="19pt"/>
    </style:style>
    <style:style style:name="P1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c4bc96" style:font-name="Courier New" fo:font-size="19pt" style:font-name-asian="Courier New1" style:font-size-asian="19pt" style:font-name-complex="Courier New1" style:font-size-complex="20pt"/>
    </style:style>
    <style:style style:name="P1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c4bc96" style:font-name="Courier New" fo:font-size="13pt" style:font-name-asian="Courier New1" style:font-size-asian="13pt" style:font-name-complex="Courier New1" style:font-size-complex="13pt"/>
    </style:style>
    <style:style style:name="P1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/>
      <style:text-properties fo:color="#c4bc96" style:font-name="Courier New" style:font-name-asian="Courier New1" style:font-name-complex="Courier New1"/>
    </style:style>
    <style:style style:name="P1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4bc96" style:font-name="Courier New" style:font-name-asian="Courier New1" style:font-name-complex="Courier New1"/>
    </style:style>
    <style:style style:name="P1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4bc96" style:font-name="Courier New" style:font-name-asian="Courier New1" style:language-asian="en" style:country-asian="US" style:font-name-complex="Courier New1"/>
    </style:style>
    <style:style style:name="P1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style:font-name-asian="Courier New1" style:font-name-complex="Courier New1"/>
    </style:style>
    <style:style style:name="P1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style:font-name-asian="Courier New1" style:language-asian="en" style:country-asian="US" style:font-name-complex="Courier New1"/>
    </style:style>
    <style:style style:name="P1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5.72cm"/>
        </style:tab-stops>
      </style:paragraph-properties>
    </style:style>
    <style:style style:name="P2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48a54" style:font-name="Courier New" style:font-name-asian="Courier New1" style:font-name-complex="Courier New1"/>
    </style:style>
    <style:style style:name="P2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48a54" style:font-name="Courier New" style:font-name-asian="Courier New1" style:language-asian="en" style:country-asian="US" style:font-name-complex="Courier New1"/>
    </style:style>
    <style:style style:name="P2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</style:tab-stops>
      </style:paragraph-properties>
    </style:style>
    <style:style style:name="P2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</style:tab-stops>
      </style:paragraph-properties>
    </style:style>
    <style:style style:name="P2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 Regular" style:font-name-asian="Courier New1" style:font-name-complex="fonetika II Regular1" style:font-size-complex="16pt"/>
    </style:style>
    <style:style style:name="P2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 Regular" style:font-name-asian="Courier New1" style:font-name-complex="fonetika II Regular1" style:font-size-complex="8pt"/>
    </style:style>
    <style:style style:name="P2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I" style:font-name-asian="fonetika III1" style:font-name-complex="fonetika III1" style:font-size-complex="8pt"/>
    </style:style>
    <style:style style:name="P2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" style:font-name-asian="fonetika II1" style:font-name-complex="fonetika II1" style:font-size-complex="8pt"/>
    </style:style>
    <style:style style:name="P2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" style:font-name-asian="fonetika II1" style:font-name-complex="fonetika II1" style:font-size-complex="8pt"/>
    </style:style>
    <style:style style:name="P3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84a2d" officeooo:paragraph-rsid="00184a2d"/>
    </style:style>
    <style:style style:name="P31" style:family="paragraph" style:parent-style-name="Standard" style:master-pag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fo:font-size="19pt" style:font-name-asian="Courier New1" style:font-size-asian="19pt" style:font-name-complex="Courier New1" style:font-size-complex="20pt"/>
    </style:style>
    <style:style style:name="P3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4a442a" style:font-name="Courier New" style:font-name-asian="Courier New1" style:font-name-complex="Courier New1"/>
    </style:style>
    <style:style style:name="P3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4a442a" style:font-name="Courier New" style:font-name-asian="Courier New1" style:language-asian="en" style:country-asian="US" style:font-name-complex="Courier New1"/>
    </style:style>
    <style:style style:name="P3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</style:style>
    <style:style style:name="P3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948a54" style:font-name="Courier New" style:font-name-asian="Courier New1" style:font-name-complex="Courier New1"/>
    </style:style>
    <style:style style:name="P3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948a54" style:font-name="Courier New" style:text-underline-style="solid" style:text-underline-width="auto" style:text-underline-color="font-color" style:font-name-asian="Courier New1" style:font-name-complex="Courier New1"/>
    </style:style>
    <style:style style:name="P3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c4bc96" style:font-name="Courier New" style:font-name-asian="Courier New1" style:font-name-complex="Courier New1"/>
    </style:style>
    <style:style style:name="P38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4bc96" style:font-name="Courier New" style:font-name-asian="Courier New1" style:font-name-complex="Courier New1"/>
    </style:style>
    <style:style style:name="P39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0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style:font-name-asian="Courier New1" style:language-asian="en" style:country-asian="US" style:font-name-complex="Courier New1"/>
    </style:style>
    <style:style style:name="P41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T1" style:family="text">
      <style:text-properties fo:color="#984806" style:font-name="fonetika I" fo:font-size="20pt" style:font-name-asian="fonetika I2" style:font-size-asian="20pt" style:font-name-complex="fonetika I2" style:font-size-complex="20pt"/>
    </style:style>
    <style:style style:name="T2" style:family="text">
      <style:text-properties fo:color="#984806" style:font-name="fonetika I" fo:font-size="20pt" style:font-name-asian="fonetika I2" style:font-size-asian="20pt" style:font-name-complex="fonetika I2" style:font-size-complex="20pt"/>
    </style:style>
    <style:style style:name="T3" style:family="text">
      <style:text-properties fo:color="#984806" style:font-name="fonetika I" fo:font-size="9pt" style:font-name-asian="fonetika I2" style:font-size-asian="9pt" style:font-name-complex="fonetika I2" style:font-size-complex="9pt"/>
    </style:style>
    <style:style style:name="T4" style:family="text">
      <style:text-properties fo:color="#984806" style:font-name="fonetika II" fo:font-size="9pt" style:font-name-asian="fonetika II1" style:font-size-asian="9pt" style:font-name-complex="fonetika II1" style:font-size-complex="9pt"/>
    </style:style>
    <style:style style:name="T5" style:family="text">
      <style:text-properties fo:color="#984806" style:font-name="fonetika II" fo:font-size="9pt" style:font-name-asian="fonetika II1" style:font-size-asian="9pt" style:font-name-complex="fonetika II1" style:font-size-complex="9pt"/>
    </style:style>
    <style:style style:name="T6" style:family="text">
      <style:text-properties fo:color="#984806" style:font-name="fonetika II" style:font-name-asian="fonetika II1" style:font-name-complex="fonetika II1"/>
    </style:style>
    <style:style style:name="T7" style:family="text">
      <style:text-properties fo:color="#984806" style:font-name="Courier New" style:font-name-asian="Courier New1" style:font-name-complex="Courier New1"/>
    </style:style>
    <style:style style:name="T8" style:family="text">
      <style:text-properties fo:color="#984806" style:font-name="Courier New" style:font-name-asian="Courier New1" style:font-name-complex="Courier New1" style:font-size-complex="19pt"/>
    </style:style>
    <style:style style:name="T9" style:family="text">
      <style:text-properties fo:color="#984806" style:font-name="Courier New" style:font-name-asian="Courier New1" style:language-asian="en" style:country-asian="US" style:font-name-complex="Courier New1"/>
    </style:style>
    <style:style style:name="T10" style:family="text">
      <style:text-properties fo:color="#984806" style:font-name="fonetika III" style:font-name-asian="fonetika III1" style:font-name-complex="fonetika III1"/>
    </style:style>
    <style:style style:name="T11" style:family="text">
      <style:text-properties fo:color="#984806" style:font-name="fonetika III" style:font-name-asian="fonetika III1" style:font-name-complex="fonetika III1"/>
    </style:style>
    <style:style style:name="T12" style:family="text">
      <style:text-properties fo:color="#984806" style:font-name="fonetika III" fo:font-size="9pt" style:font-name-asian="fonetika III1" style:font-size-asian="9pt" style:font-name-complex="fonetika III1" style:font-size-complex="9pt"/>
    </style:style>
    <style:style style:name="T13" style:family="text"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T14" style:family="text"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T15" style:family="text">
      <style:text-properties fo:color="#948a54" style:font-name="Courier New" style:font-name-asian="Courier New1" style:font-name-complex="Courier New1"/>
    </style:style>
    <style:style style:name="T16" style:family="text">
      <style:text-properties fo:color="#948a54" style:font-name="Courier New" style:font-name-asian="Courier New1" style:font-name-complex="Courier New1" style:font-size-complex="16pt"/>
    </style:style>
    <style:style style:name="T17" style:family="text">
      <style:text-properties fo:color="#948a54" style:font-name="Courier New" style:font-name-asian="Courier New1" style:language-asian="en" style:country-asian="US" style:font-name-complex="Courier New1"/>
    </style:style>
    <style:style style:name="T18" style:family="text">
      <style:text-properties fo:color="#948a54" style:font-name="Courier New" style:font-name-asian="Courier New1" style:language-asian="en" style:country-asian="US" style:font-name-complex="Courier New1" style:font-size-complex="8pt"/>
    </style:style>
    <style:style style:name="T19" style:family="text">
      <style:text-properties fo:color="#948a54" style:font-name="Courier New" style:font-name-asian="Courier New1" style:language-asian="en" style:country-asian="US" style:font-name-complex="Courier New1"/>
    </style:style>
    <style:style style:name="T20" style:family="text">
      <style:text-properties fo:color="#948a54" style:font-name="Courier New" style:text-underline-style="solid" style:text-underline-width="auto" style:text-underline-color="font-color" style:font-name-asian="Courier New1" style:font-name-complex="Courier New1"/>
    </style:style>
    <style:style style:name="T21" style:family="text">
      <style:text-properties fo:color="#948a54" style:font-name="Courier New" style:text-underline-style="solid" style:text-underline-width="auto" style:text-underline-color="font-color" style:font-name-asian="Courier New1" style:language-asian="en" style:country-asian="US" style:font-name-complex="Courier New1"/>
    </style:style>
    <style:style style:name="T22" style:family="text">
      <style:text-properties fo:color="#948a54" style:font-name="Courier New" fo:font-weight="bold" style:font-name-asian="Courier New1" style:font-weight-asian="bold" style:font-name-complex="Courier New1"/>
    </style:style>
    <style:style style:name="T23" style:family="text">
      <style:text-properties fo:color="#948a54" style:font-name="Courier New" fo:font-size="8pt" style:font-name-asian="Courier New1" style:font-size-asian="8pt" style:language-asian="en" style:country-asian="US" style:font-name-complex="Courier New1" style:font-size-complex="8pt"/>
    </style:style>
    <style:style style:name="T24" style:family="text">
      <style:text-properties fo:color="#948a54" style:font-name="fonetika III" style:font-name-asian="fonetika III1" style:font-name-complex="fonetika III1"/>
    </style:style>
    <style:style style:name="T25" style:family="text">
      <style:text-properties fo:color="#4a442a" style:font-name="Courier New" fo:font-size="19pt" style:font-name-asian="Courier New1" style:font-size-asian="19pt" style:font-name-complex="Courier New1" style:font-size-complex="19pt"/>
    </style:style>
    <style:style style:name="T26" style:family="text">
      <style:text-properties fo:color="#4a442a" style:font-name="Courier New" fo:font-size="19pt" style:font-name-asian="Courier New1" style:font-size-asian="19pt" style:font-name-complex="Courier New1" style:font-size-complex="19pt"/>
    </style:style>
    <style:style style:name="T27" style:family="text">
      <style:text-properties fo:color="#4a442a" style:font-name="Courier New" fo:font-size="19pt" style:font-name-asian="Courier New1" style:font-size-asian="19pt" style:font-name-complex="Courier New1" style:font-size-complex="20pt"/>
    </style:style>
    <style:style style:name="T28" style:family="text">
      <style:text-properties fo:color="#4a442a" style:font-name="Courier New" fo:font-size="19pt" style:text-underline-style="solid" style:text-underline-width="auto" style:text-underline-color="font-color" style:font-name-asian="Courier New1" style:font-size-asian="19pt" style:font-name-complex="Courier New1" style:font-size-complex="19pt"/>
    </style:style>
    <style:style style:name="T29" style:family="text">
      <style:text-properties fo:color="#4a442a" style:font-name="Courier New" fo:font-size="13pt" style:text-underline-style="solid" style:text-underline-width="auto" style:text-underline-color="font-color" style:font-name-asian="Courier New1" style:font-size-asian="13pt" style:font-name-complex="Courier New1" style:font-size-complex="13pt"/>
    </style:style>
    <style:style style:name="T30" style:family="text">
      <style:text-properties fo:color="#4a442a" style:font-name="Courier New" fo:font-size="13pt" style:text-underline-style="solid" style:text-underline-width="auto" style:text-underline-color="font-color" style:font-name-asian="Courier New1" style:font-size-asian="13pt" style:font-name-complex="Courier New1" style:font-size-complex="13pt"/>
    </style:style>
    <style:style style:name="T31" style:family="text">
      <style:text-properties fo:color="#4a442a" style:font-name="Courier New" fo:font-size="13pt" style:font-name-asian="Courier New1" style:font-size-asian="13pt" style:font-name-complex="Courier New1" style:font-size-complex="13pt"/>
    </style:style>
    <style:style style:name="T32" style:family="text">
      <style:text-properties fo:color="#4a442a" style:font-name="Courier New" fo:font-size="13pt" style:font-name-asian="Courier New1" style:font-size-asian="13pt" style:font-name-complex="Courier New1" style:font-size-complex="13pt"/>
    </style:style>
    <style:style style:name="T33" style:family="text">
      <style:text-properties fo:color="#4a442a" style:font-name="Courier New" style:font-name-asian="Courier New1" style:language-asian="en" style:country-asian="US" style:font-name-complex="Courier New1"/>
    </style:style>
    <style:style style:name="T34" style:family="text">
      <style:text-properties fo:color="#4a442a" style:font-name="Courier New" style:font-name-asian="Courier New1" style:language-asian="en" style:country-asian="US" style:font-name-complex="Courier New1"/>
    </style:style>
    <style:style style:name="T35" style:family="text">
      <style:text-properties fo:color="#4a442a" style:font-name="Courier New" style:font-name-asian="Courier New1" style:font-name-complex="Courier New1"/>
    </style:style>
    <style:style style:name="T36" style:family="text">
      <style:text-properties fo:color="#4a442a" style:font-name="Courier New" style:text-underline-style="solid" style:text-underline-width="auto" style:text-underline-color="font-color" style:font-name-asian="Courier New1" style:language-asian="en" style:country-asian="US" style:font-name-complex="Courier New1"/>
    </style:style>
    <style:style style:name="T37" style:family="text">
      <style:text-properties fo:color="#4a442a" style:font-name="fonetika III" fo:font-size="8pt" style:font-name-asian="fonetika III1" style:font-size-asian="8pt" style:language-asian="en" style:country-asian="US" style:font-name-complex="fonetika III1" style:font-size-complex="8pt"/>
    </style:style>
    <style:style style:name="T38" style:family="text">
      <style:text-properties fo:color="#c4bc96" style:font-name="fonetika II" fo:font-size="19pt" style:font-name-asian="fonetika II1" style:font-size-asian="19pt" style:font-name-complex="fonetika II1" style:font-size-complex="19pt"/>
    </style:style>
    <style:style style:name="T39" style:family="text">
      <style:text-properties fo:color="#c4bc96" style:font-name="fonetika II" fo:font-size="13pt" style:font-name-asian="fonetika II1" style:font-size-asian="13pt" style:font-name-complex="fonetika II1" style:font-size-complex="13pt"/>
    </style:style>
    <style:style style:name="T40" style:family="text">
      <style:text-properties fo:color="#c4bc96" style:font-name="fonetika II" fo:font-size="9pt" style:font-name-asian="fonetika II1" style:font-size-asian="9pt" style:font-name-complex="fonetika II1" style:font-size-complex="9pt"/>
    </style:style>
    <style:style style:name="T41" style:family="text">
      <style:text-properties fo:color="#c4bc96" style:font-name="fonetika II" style:font-name-asian="fonetika II1" style:font-name-complex="fonetika II1" style:font-size-complex="13pt"/>
    </style:style>
    <style:style style:name="T42" style:family="text">
      <style:text-properties fo:color="#c4bc96" style:font-name="fonetika I" fo:font-size="19pt" style:font-name-asian="fonetika I2" style:font-size-asian="19pt" style:font-name-complex="fonetika I2" style:font-size-complex="19pt"/>
    </style:style>
    <style:style style:name="T43" style:family="text">
      <style:text-properties fo:color="#c4bc96" style:font-name="fonetika I" fo:font-size="20pt" style:font-name-asian="fonetika I2" style:font-size-asian="20pt" style:font-name-complex="fonetika I2" style:font-size-complex="20pt"/>
    </style:style>
    <style:style style:name="T44" style:family="text">
      <style:text-properties fo:color="#c4bc96" style:font-name="Courier New" style:font-name-asian="Courier New1" style:font-name-complex="Courier New1"/>
    </style:style>
    <style:style style:name="T45" style:family="text">
      <style:text-properties fo:color="#c4bc96" style:font-name="Courier New" style:font-name-asian="Courier New1" style:language-asian="en" style:country-asian="US" style:font-name-complex="Courier New1"/>
    </style:style>
    <style:style style:name="T46" style:family="text">
      <style:text-properties fo:color="#c4bc96" style:font-name="Courier New" style:font-name-asian="Courier New1" style:language-asian="en" style:country-asian="US" style:font-name-complex="Courier New1"/>
    </style:style>
    <style:style style:name="T47" style:family="text">
      <style:text-properties fo:color="#31849b" style:font-name="fonetika II" style:font-name-asian="fonetika II1" style:font-name-complex="fonetika II1" style:font-size-complex="8pt"/>
    </style:style>
    <style:style style:name="T48" style:family="text">
      <style:text-properties fo:color="#31849b" style:font-name="fonetika II" style:font-name-asian="fonetika II1" style:font-name-complex="fonetika II1" style:font-size-complex="8pt"/>
    </style:style>
    <style:style style:name="T49" style:family="text">
      <style:text-properties fo:color="#31849b" style:font-name="fonetika II" style:font-name-asian="fonetika II1" style:font-name-complex="fonetika II1"/>
    </style:style>
    <style:style style:name="T50" style:family="text">
      <style:text-properties fo:color="#31849b" style:font-name="fonetika II" officeooo:rsid="00184a2d" style:font-name-asian="fonetika II1" style:font-name-complex="fonetika II1"/>
    </style:style>
    <style:style style:name="T51" style:family="text">
      <style:text-properties fo:color="#31849b" style:font-name="Courier New" fo:font-size="19pt" style:font-name-asian="Courier New1" style:font-size-asian="19pt" style:font-name-complex="Courier New1" style:font-size-complex="19pt"/>
    </style:style>
    <style:style style:name="T52" style:family="text">
      <style:text-properties fo:color="#31849b" style:font-name="Courier New" fo:font-size="19pt" style:font-name-asian="Courier New1" style:font-size-asian="19pt" style:font-name-complex="Courier New1" style:font-size-complex="19pt"/>
    </style:style>
    <style:style style:name="T53" style:family="text">
      <style:text-properties fo:color="#31849b" style:font-name="Courier New" fo:font-size="20pt" style:font-name-asian="Courier New1" style:font-size-asian="20pt" style:font-name-complex="Courier New1" style:font-size-complex="20pt"/>
    </style:style>
    <style:style style:name="T54" style:family="text">
      <style:text-properties fo:color="#31849b" style:font-name="Courier New" fo:font-size="20pt" style:font-name-asian="Courier New1" style:font-size-asian="20pt" style:font-name-complex="Courier New1" style:font-size-complex="20pt"/>
    </style:style>
    <style:style style:name="T55" style:family="text">
      <style:text-properties fo:color="#31849b" style:font-name="fonetika III" style:font-name-asian="fonetika III1" style:font-name-complex="fonetika III1" style:font-size-complex="8pt"/>
    </style:style>
    <style:style style:name="T56" style:family="text">
      <style:text-properties fo:color="#31849b" style:font-name="fonetika III" style:font-name-asian="fonetika III1" style:font-name-complex="fonetika III1" style:font-size-complex="8pt"/>
    </style:style>
    <style:style style:name="T57" style:family="text">
      <style:text-properties fo:color="#31849b" style:font-name="fonetika III" officeooo:rsid="00184a2d" style:font-name-asian="fonetika III1" style:font-name-complex="fonetika III1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/>
      <text:p text:style-name="P1"/>
      <text:p text:style-name="P6"><text:span text:style-name="T1">fonÉtiká</text:span></text:p>
      <text:p text:style-name="P6"><text:span text:style-name="T4">fonÉtiká</text:span></text:p>
      <text:p text:style-name="P6"><text:span text:style-name="T10">fonÉtiká</text:span></text:p>
      <text:p text:style-name="P8"><text:span text:style-name="T25">fonÉtiká</text:span></text:p>
      <text:p text:style-name="P11"/>
      <text:p text:style-name="P8"><text:span text:style-name="T1">1 2 3 4 5 6 7 8</text:span></text:p>
      <text:p text:style-name="P8"><text:span text:style-name="T4">1 2 3 4 5 6 7 8</text:span></text:p>
      <text:p text:style-name="P8"><text:span text:style-name="T10">1 2 3 4 5 6 7 8</text:span></text:p>
      <text:p text:style-name="P8"><text:span text:style-name="T25">1 2 3 4 5 6 7 8</text:span></text:p>
      <text:p text:style-name="P11"/>
      <text:p text:style-name="P8"><text:span text:style-name="T1">! @ # $ % ^ &amp; 0</text:span></text:p>
      <text:p text:style-name="P8"><text:span text:style-name="T4">! @ # $ % ^ &amp; 0</text:span></text:p>
      <text:p text:style-name="P8"><text:span text:style-name="T10">! @ # $ % ^ &amp; 0</text:span></text:p>
      <text:p text:style-name="P8"><text:span text:style-name="T29">9 10 11 12</text:span><text:span text:style-name="T31"> <text:s/></text:span><text:span text:style-name="T29">13 14 15 0</text:span></text:p>
      <text:p text:style-name="P8"><text:span text:style-name="T31">! <text:s/>@ <text:s/># <text:s/>$ <text:s/>% <text:s/>^ <text:s/>&amp; <text:s/>0</text:span></text:p>
      <text:p text:style-name="P13"/>
      <text:p text:style-name="P8"><text:span text:style-name="T1">, {[( , )]} .</text:span></text:p>
      <text:p text:style-name="P8"><text:span text:style-name="T4">? {[( , )]} .</text:span></text:p>
      <text:p text:style-name="P8"><text:span text:style-name="T10">? {[( , )]} .</text:span></text:p>
      <text:p text:style-name="P8"><text:span text:style-name="T25">? {[( , )]} .</text:span></text:p>
      <text:p text:style-name="P11"/>
      <text:p text:style-name="P8"><text:span text:style-name="T1">+ * - / &lt;=9_&gt; ' " ` ~</text:span></text:p>
      <text:p text:style-name="P8"><text:span text:style-name="T4">+ * - / &lt;=9_&gt; ' " ` ~</text:span></text:p>
      <text:p text:style-name="P8"><text:span text:style-name="T10">+ * - / &lt;=9_&gt; ' " ` ~</text:span></text:p>
      <text:p text:style-name="P6"><text:span text:style-name="T25">+ * - / &lt;</text:span><text:span text:style-name="T28">=≈≠</text:span><text:span text:style-name="T25">&gt; ' " ` ~</text:span></text:p>
      <text:p text:style-name="P6"><text:span text:style-name="T25">=9_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6"><text:span text:style-name="T1">i e é a á o ó u</text:span></text:p>
      <text:p text:style-name="P6"><text:span text:style-name="T4">i e é a á o ó u</text:span></text:p>
      <text:p text:style-name="P8"><text:span text:style-name="T10">i e é a á o ó u</text:span></text:p>
      <text:p text:style-name="P8"><text:span text:style-name="T25">i e é a á o ó u</text:span></text:p>
      <text:p text:style-name="P12"/>
      <text:p text:style-name="P8"><text:span text:style-name="T1">f s x g d b</text:span></text:p>
      <text:p text:style-name="P8"><text:span text:style-name="T4">f s x g d b</text:span></text:p>
      <text:p text:style-name="P8"><text:span text:style-name="T10">f s x g d b</text:span></text:p>
      <text:p text:style-name="P9"><text:span text:style-name="T25">f s x g d b</text:span></text:p>
      <text:p text:style-name="P2"/>
      <text:p text:style-name="P8"><text:span text:style-name="T1">h y n m r l</text:span></text:p>
      <text:p text:style-name="P8"><text:span text:style-name="T4">h y n m r l</text:span></text:p>
      <text:p text:style-name="P8"><text:span text:style-name="T10">h y n m r l</text:span></text:p>
      <text:p text:style-name="P8"><text:span text:style-name="T25">h y n m r l</text:span></text:p>
      <text:p text:style-name="P12"/>
      <text:p text:style-name="P8"><text:span text:style-name="T1">v z j k t p</text:span></text:p>
      <text:p text:style-name="P8"><text:span text:style-name="T4">v z j k t p</text:span></text:p>
      <text:p text:style-name="P8"><text:span text:style-name="T10">v z j k t p</text:span></text:p>
      <text:p text:style-name="P8"><text:span text:style-name="T25">v z j k t p</text:span></text:p>
      <text:p text:style-name="P12"/>
      <text:p text:style-name="P8"><text:span text:style-name="T1">I E É A Á O Ó U</text:span></text:p>
      <text:p text:style-name="P8"><text:span text:style-name="T4">I E É A Á O Ó U</text:span></text:p>
      <text:p text:style-name="P8"><text:span text:style-name="T10">I E É A Á O Ó U</text:span></text:p>
      <text:p text:style-name="P8"><text:span text:style-name="T25">I E É A Á O Ó U</text:span></text:p>
      <text:p text:style-name="P14"/>
      <text:p text:style-name="P14"/>
      <text:p text:style-name="P32"/>
      <text:p text:style-name="P32"/>
      <text:p text:style-name="P32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9"><text:span text:style-name="T10"><text:s text:c="5"/>i I</text:span><text:span text:style-name="T17"> <text:s/>i I <text:s/></text:span><text:span text:style-name="T33">s</text:span><text:span text:style-name="T36">i</text:span><text:span text:style-name="T33">no <text:s text:c="13"/>p</text:span><text:span text:style-name="T36">ea</text:span><text:span text:style-name="T33">nut</text:span></text:p>
      <text:p text:style-name="P34"><text:span text:style-name="T10"><text:s text:c="5"/>e E</text:span><text:span text:style-name="T17"> <text:s/>e E <text:s/></text:span><text:span text:style-name="T33">jo</text:span><text:span text:style-name="T36">e</text:span><text:span text:style-name="T33">lho <text:s text:c="11"/>m</text:span><text:span text:style-name="T36">e</text:span><text:span text:style-name="T33">lee</text:span></text:p>
      <text:p text:style-name="P34"><text:span text:style-name="T10"><text:s text:c="5"/>é É</text:span><text:span text:style-name="T17"> <text:s/>é É <text:s/></text:span><text:span text:style-name="T33">t</text:span><text:span text:style-name="T36">é</text:span><text:span text:style-name="T33">rreo <text:s text:c="11"/></text:span><text:span text:style-name="T36">a</text:span><text:span text:style-name="T33">pple</text:span></text:p>
      <text:p text:style-name="P34"><text:span text:style-name="T10"><text:s text:c="5"/>a A</text:span><text:span text:style-name="T17"> <text:s/>a A <text:s/></text:span><text:span text:style-name="T33">manh</text:span><text:span text:style-name="T36">ã</text:span><text:span text:style-name="T33"> <text:s text:c="12"/></text:span><text:span text:style-name="T36">u</text:span><text:span text:style-name="T33">nder</text:span></text:p>
      <text:p text:style-name="P34"><text:span text:style-name="T10"><text:s text:c="5"/>á Á</text:span><text:span text:style-name="T17"> <text:s/>á Á <text:s/></text:span><text:span text:style-name="T33">pr</text:span><text:span text:style-name="T36">a</text:span><text:span text:style-name="T33">to <text:s text:c="12"/></text:span><text:span text:style-name="T36">a</text:span><text:span text:style-name="T33">rcher</text:span></text:p>
      <text:p text:style-name="P34"><text:span text:style-name="T10"><text:s text:c="5"/>o O</text:span><text:span text:style-name="T17"> <text:s/>o O <text:s/></text:span><text:span text:style-name="T33">b</text:span><text:span text:style-name="T36">o</text:span><text:span text:style-name="T33">lacha <text:s text:c="10"/>b</text:span><text:span text:style-name="T36">o</text:span><text:span text:style-name="T33">wl</text:span></text:p>
      <text:p text:style-name="P34"><text:span text:style-name="T10"><text:s text:c="5"/>ó Ó</text:span><text:span text:style-name="T17"> <text:s/>ó Ó <text:s/></text:span><text:span text:style-name="T33">pip</text:span><text:span text:style-name="T36">o</text:span><text:span text:style-name="T33">ca <text:s text:c="11"/>b</text:span><text:span text:style-name="T36">a</text:span><text:span text:style-name="T33">ll</text:span></text:p>
      <text:p text:style-name="P34"><text:span text:style-name="T10"><text:s text:c="5"/>u U</text:span><text:span text:style-name="T17"> <text:s/>u U <text:s/></text:span><text:span text:style-name="T33">caj</text:span><text:span text:style-name="T36">u</text:span><text:span text:style-name="T33"> <text:s text:c="13"/>c</text:span><text:span text:style-name="T36">ou</text:span><text:span text:style-name="T33">p</text:span></text:p>
      <text:p text:style-name="P35"/>
      <text:p text:style-name="P34"><text:span text:style-name="T10"><text:s text:c="5"/>f</text:span><text:span text:style-name="T17"> <text:s text:c="4"/>F <text:s text:c="3"/></text:span><text:span text:style-name="T36">f</text:span><text:span text:style-name="T33">iapo <text:s text:c="12"/></text:span><text:span text:style-name="T36">ph</text:span><text:span text:style-name="T33">armacy</text:span></text:p>
      <text:p text:style-name="P34"><text:span text:style-name="T10"><text:s text:c="5"/>s</text:span><text:span text:style-name="T17"> <text:s text:c="4"/>S <text:s text:c="3"/></text:span><text:span text:style-name="T36">s</text:span><text:span text:style-name="T33">entido <text:s text:c="10"/></text:span><text:span text:style-name="T36">s</text:span><text:span text:style-name="T33">pectre</text:span></text:p>
      <text:p text:style-name="P34"><text:span text:style-name="T10"><text:s text:c="5"/>x</text:span><text:span text:style-name="T17"> <text:s text:c="4"/>X <text:s text:c="3"/></text:span><text:span text:style-name="T36">x</text:span><text:span text:style-name="T33">adrez <text:s text:c="11"/>ca</text:span><text:span text:style-name="T36">sh</text:span><text:span text:style-name="T33">ier</text:span></text:p>
      <text:p text:style-name="P34"><text:span text:style-name="T10"><text:s text:c="5"/>g</text:span><text:span text:style-name="T17"> <text:s text:c="4"/>G <text:s text:c="3"/></text:span><text:span text:style-name="T36">g</text:span><text:span text:style-name="T33">alo <text:s text:c="13"/></text:span><text:span text:style-name="T36">g</text:span><text:span text:style-name="T33">one</text:span></text:p>
      <text:p text:style-name="P34"><text:span text:style-name="T10"><text:s text:c="5"/>d</text:span><text:span text:style-name="T17"> <text:s text:c="4"/>D <text:s text:c="3"/></text:span><text:span text:style-name="T36">d</text:span><text:span text:style-name="T33">or <text:s text:c="14"/></text:span><text:span text:style-name="T36">d</text:span><text:span text:style-name="T33">ice</text:span></text:p>
      <text:p text:style-name="P34"><text:span text:style-name="T10"><text:s text:c="5"/>b</text:span><text:span text:style-name="T17"> <text:s text:c="4"/>B <text:s text:c="3"/></text:span><text:span text:style-name="T36">b</text:span><text:span text:style-name="T33">olsa <text:s text:c="12"/></text:span><text:span text:style-name="T36">b</text:span><text:span text:style-name="T33">ull</text:span></text:p>
      <text:p text:style-name="P36"/>
      <text:p text:style-name="P34"><text:span text:style-name="T10"><text:s text:c="5"/>h</text:span><text:span text:style-name="T17"> <text:s text:c="4"/>H <text:s text:c="3"/></text:span><text:span text:style-name="T36">r</text:span><text:span text:style-name="T33">abo <text:s text:c="13"/></text:span><text:span text:style-name="T36">h</text:span><text:span text:style-name="T33">acker</text:span></text:p>
      <text:p text:style-name="P34"><text:span text:style-name="T10"><text:s text:c="5"/>y</text:span><text:span text:style-name="T17"> <text:s text:c="4"/>Y <text:s text:c="3"/></text:span><text:span text:style-name="T33">po</text:span><text:span text:style-name="T36">r</text:span><text:span text:style-name="T33">ta (interior) <text:s/>p</text:span><text:span text:style-name="T36">r</text:span><text:span text:style-name="T33">etty</text:span></text:p>
      <text:p text:style-name="P34"><text:span text:style-name="T10"><text:s text:c="5"/>n</text:span><text:span text:style-name="T17"> <text:s text:c="4"/>N <text:s text:c="3"/></text:span><text:span text:style-name="T36">n</text:span><text:span text:style-name="T33">avio <text:s text:c="12"/></text:span><text:span text:style-name="T36">n</text:span><text:span text:style-name="T33">uclear</text:span></text:p>
      <text:p text:style-name="P34"><text:span text:style-name="T10"><text:s text:c="5"/>m</text:span><text:span text:style-name="T17"> <text:s text:c="4"/>M <text:s text:c="3"/></text:span><text:span text:style-name="T36">m</text:span><text:span text:style-name="T33">acaco <text:s text:c="11"/></text:span><text:span text:style-name="T36">m</text:span><text:span text:style-name="T33">odern</text:span></text:p>
      <text:p text:style-name="P34"><text:span text:style-name="T10"><text:s text:c="5"/>r</text:span><text:span text:style-name="T17"> <text:s text:c="4"/>R <text:s text:c="3"/></text:span><text:span text:style-name="T33">pada</text:span><text:span text:style-name="T36">r</text:span><text:span text:style-name="T33">ia <text:s text:c="10"/></text:span><text:span text:style-name="T36">r</text:span><text:span text:style-name="T33">ata (spanish)</text:span></text:p>
      <text:p text:style-name="P34"><text:span text:style-name="T10"><text:s text:c="5"/>l</text:span><text:span text:style-name="T17"> <text:s text:c="4"/>L <text:s text:c="3"/></text:span><text:span text:style-name="T36">l</text:span><text:span text:style-name="T33">ata <text:s text:c="13"/></text:span><text:span text:style-name="T36">l</text:span><text:span text:style-name="T33">eek</text:span></text:p>
      <text:p text:style-name="P37"/>
      <text:p text:style-name="P34"><text:span text:style-name="T10"><text:s text:c="5"/>v</text:span><text:span text:style-name="T17"> <text:s text:c="4"/>V <text:s text:c="3"/></text:span><text:span text:style-name="T36">v</text:span><text:span text:style-name="T33">aso <text:s text:c="13"/></text:span><text:span text:style-name="T36">v</text:span><text:span text:style-name="T33">acuum</text:span></text:p>
      <text:p text:style-name="P34"><text:span text:style-name="T10"><text:s text:c="5"/>z</text:span><text:span text:style-name="T17"> <text:s text:c="4"/>Z <text:s text:c="3"/></text:span><text:span text:style-name="T33">a</text:span><text:span text:style-name="T36">s</text:span><text:span text:style-name="T33">a <text:s text:c="14"/></text:span><text:span text:style-name="T36">z</text:span><text:span text:style-name="T33">ebra</text:span></text:p>
      <text:p text:style-name="P34"><text:span text:style-name="T10"><text:s text:c="5"/>j</text:span><text:span text:style-name="T17"> <text:s text:c="4"/>J <text:s text:c="3"/></text:span><text:span text:style-name="T36">j</text:span><text:span text:style-name="T33">ogo <text:s text:c="13"/>sabota</text:span><text:span text:style-name="T36">g</text:span><text:span text:style-name="T33">e</text:span></text:p>
      <text:p text:style-name="P34"><text:span text:style-name="T10"><text:s text:c="5"/>k</text:span><text:span text:style-name="T17"> <text:s text:c="4"/>K <text:s text:c="3"/></text:span><text:span text:style-name="T36">c</text:span><text:span text:style-name="T33">asca <text:s text:c="12"/></text:span><text:span text:style-name="T36">c</text:span><text:span text:style-name="T33">at</text:span></text:p>
      <text:p text:style-name="P34"><text:span text:style-name="T10"><text:s text:c="5"/>t</text:span><text:span text:style-name="T17"> <text:s text:c="4"/>T <text:s text:c="3"/></text:span><text:span text:style-name="T36">t</text:span><text:span text:style-name="T33">atu <text:s text:c="13"/>parro</text:span><text:span text:style-name="T36">t</text:span></text:p>
      <text:p text:style-name="P34"><text:span text:style-name="T10"><text:s text:c="5"/>p</text:span><text:span text:style-name="T17"> <text:s text:c="4"/>P <text:s text:c="3"/></text:span><text:span text:style-name="T36">p</text:span><text:span text:style-name="T33">edaço <text:s text:c="11"/>as</text:span><text:span text:style-name="T36">p</text:span><text:span text:style-name="T33">ect</text:span></text:p>
      <text:p text:style-name="P38"/>
      <text:p text:style-name="P38"/>
      <text:p text:style-name="P38"/>
      <text:p text:style-name="P38"/>
      <text:p text:style-name="P33"><text:soft-page-break/></text:p>
      <text:p text:style-name="P33"/>
      <text:p text:style-name="P34"><text:span text:style-name="T33"><text:s text:c="5"/></text:span><text:span text:style-name="T9">1</text:span><text:span text:style-name="T33"> </text:span><text:span text:style-name="T17">fipI</text:span><text:span text:style-name="T33"> <text:s text:c="14"/></text:span><text:span text:style-name="T9">17</text:span><text:span text:style-name="T33"> </text:span><text:span text:style-name="T17">fijnAf um fipI</text:span></text:p>
      <text:p text:style-name="P19"><text:span text:style-name="T33"><text:s text:c="5"/></text:span><text:span text:style-name="T9">2</text:span><text:span text:style-name="T33"> </text:span><text:span text:style-name="T17">setE</text:span><text:span text:style-name="T33"> <text:s text:c="14"/></text:span><text:span text:style-name="T9">18</text:span><text:span text:style-name="T33"> </text:span><text:span text:style-name="T17">fijnAf um setE</text:span></text:p>
      <text:p text:style-name="P20"><text:span text:style-name="T33"><text:s text:c="5"/></text:span><text:span text:style-name="T9">3</text:span><text:span text:style-name="T33"> </text:span><text:span text:style-name="T17">xékÉ</text:span><text:span text:style-name="T33"> <text:s text:c="14"/></text:span><text:span text:style-name="T9">19</text:span><text:span text:style-name="T33"> </text:span><text:span text:style-name="T17">fijnAf um xékÉ</text:span></text:p>
      <text:p text:style-name="P19"><text:span text:style-name="T33"><text:s text:c="5"/></text:span><text:span text:style-name="T9">4</text:span><text:span text:style-name="T33"> </text:span><text:span text:style-name="T17">gajA</text:span><text:span text:style-name="T33"> <text:s text:c="14"/></text:span><text:span text:style-name="T9">20</text:span><text:span text:style-name="T33"> </text:span><text:span text:style-name="T17">...</text:span></text:p>
      <text:p text:style-name="P17"/>
      <text:p text:style-name="P19"><text:span text:style-name="T33"><text:s text:c="5"/></text:span><text:span text:style-name="T9">5</text:span><text:span text:style-name="T33"> </text:span><text:span text:style-name="T17">dázÁ</text:span><text:span text:style-name="T33"> <text:s text:c="14"/></text:span><text:span text:style-name="T9">16</text:span><text:span text:style-name="T33"> </text:span><text:span text:style-name="T17">fijnAf</text:span></text:p>
      <text:p text:style-name="P19"><text:span text:style-name="T33"><text:s text:c="5"/></text:span><text:span text:style-name="T9">6</text:span><text:span text:style-name="T33"> </text:span><text:span text:style-name="T17">bovO</text:span><text:span text:style-name="T33"> <text:s text:c="14"/></text:span><text:span text:style-name="T9">32</text:span><text:span text:style-name="T33"> </text:span><text:span text:style-name="T17">sijnAs</text:span></text:p>
      <text:p text:style-name="P19"><text:span text:style-name="T33"><text:s text:c="5"/></text:span><text:span text:style-name="T9">7</text:span><text:span text:style-name="T33"> </text:span><text:span text:style-name="T17">hólÓ</text:span><text:span text:style-name="T33"> <text:s text:c="14"/></text:span><text:span text:style-name="T9">48</text:span><text:span text:style-name="T33"> </text:span><text:span text:style-name="T17">xijnAx</text:span></text:p>
      <text:p text:style-name="P19"><text:span text:style-name="T33"><text:s text:c="5"/></text:span><text:span text:style-name="T9">8</text:span><text:span text:style-name="T33"> </text:span><text:span text:style-name="T17">yurU</text:span><text:span text:style-name="T33"> <text:s text:c="14"/></text:span><text:span text:style-name="T9">64</text:span><text:span text:style-name="T33"> </text:span><text:span text:style-name="T17">...</text:span></text:p>
      <text:p text:style-name="P17"/>
      <text:p text:style-name="P19"><text:span text:style-name="T33"><text:s text:c="5"/></text:span><text:span text:style-name="T9">9</text:span><text:span text:style-name="T33"> </text:span><text:span text:style-name="T17">riyI</text:span><text:span text:style-name="T33"> <text:s text:c="15"/></text:span><text:span text:style-name="T9">0</text:span><text:span text:style-name="T33"> <text:s text:c="8"/>(</text:span><text:span text:style-name="T37">0</text:span><text:span text:style-name="T33">)</text:span><text:span text:style-name="T17"> noirÓ</text:span></text:p>
      <text:p text:style-name="P19"><text:span text:style-name="T33"><text:s text:c="4"/></text:span><text:span text:style-name="T9">10</text:span><text:span text:style-name="T33"> </text:span><text:span text:style-name="T17">lehE</text:span><text:span text:style-name="T33"> <text:s text:c="14"/></text:span><text:span text:style-name="T9">16</text:span><text:span text:style-name="T33"> <text:s text:c="7"/>(</text:span><text:span text:style-name="T37">10</text:span><text:span text:style-name="T33">)</text:span><text:span text:style-name="T17"> fijnAf</text:span></text:p>
      <text:p text:style-name="P19"><text:span text:style-name="T33"><text:s text:c="4"/></text:span><text:span text:style-name="T9">11</text:span><text:span text:style-name="T33"> </text:span><text:span text:style-name="T17">vébÉ</text:span><text:span text:style-name="T33"> <text:s text:c="13"/></text:span><text:span text:style-name="T9">256</text:span><text:span text:style-name="T33"> <text:s text:c="6"/>(</text:span><text:span text:style-name="T37">100</text:span><text:span text:style-name="T33">)</text:span><text:span text:style-name="T45"> </text:span><text:span text:style-name="T17">fAnkUf</text:span></text:p>
      <text:p text:style-name="P19"><text:span text:style-name="T33"><text:s text:c="4"/></text:span><text:span text:style-name="T9">12</text:span><text:span text:style-name="T33"> </text:span><text:span text:style-name="T17">zadA</text:span><text:span text:style-name="T33"> <text:s text:c="11"/></text:span><text:span text:style-name="T9">4.096</text:span><text:span text:style-name="T33"> <text:s text:c="4"/>(</text:span><text:span text:style-name="T37">1,000</text:span><text:span text:style-name="T33">)</text:span><text:span text:style-name="T45"> </text:span><text:span text:style-name="T17">fipI pifI</text:span></text:p>
      <text:p text:style-name="P17"/>
      <text:p text:style-name="P19"><text:span text:style-name="T33"><text:s text:c="4"/></text:span><text:span text:style-name="T9">13</text:span><text:span text:style-name="T33"> </text:span><text:span text:style-name="T17">jágÁ</text:span><text:span text:style-name="T33"> <text:s text:c="10"/></text:span><text:span text:style-name="T9">65.536</text:span><text:span text:style-name="T33"> <text:s text:c="3"/>(</text:span><text:span text:style-name="T37">10,000</text:span><text:span text:style-name="T33">)</text:span><text:span text:style-name="T45"> </text:span><text:span text:style-name="T17">fijnAf pifI</text:span></text:p>
      <text:p text:style-name="P19"><text:span text:style-name="T33"><text:s text:c="4"/></text:span><text:span text:style-name="T9">14</text:span><text:span text:style-name="T33"> </text:span><text:span text:style-name="T17">koxO</text:span><text:span text:style-name="T33"> <text:s text:c="7"/></text:span><text:span text:style-name="T9">1.048.576</text:span><text:span text:style-name="T33"> <text:s text:c="2"/>(</text:span><text:span text:style-name="T37">100,000</text:span><text:span text:style-name="T33">)</text:span><text:span text:style-name="T17"> fAnkuf pifI</text:span></text:p>
      <text:p text:style-name="P19"><text:span text:style-name="T9"><text:s text:c="4"/>15</text:span><text:span text:style-name="T33"> </text:span><text:span text:style-name="T17">tósÓ</text:span><text:span text:style-name="T33"> <text:s text:c="6"/></text:span><text:span text:style-name="T9">16.777.216</text:span><text:span text:style-name="T33"> (</text:span><text:span text:style-name="T37">1,000,000</text:span><text:span text:style-name="T33">)</text:span><text:span text:style-name="T17"> fipI pefE</text:span></text:p>
      <text:p text:style-name="P19"><text:span text:style-name="T33"><text:s text:c="4"/></text:span><text:span text:style-name="T9">16</text:span><text:span text:style-name="T33"> </text:span><text:span text:style-name="T17">fijnAf</text:span><text:span text:style-name="T33"> <text:s text:c="3"/></text:span><text:span text:style-name="T9">268.435.456</text:span><text:span text:style-name="T33"> <text:s text:c="8"/>...</text:span><text:span text:style-name="T45"> </text:span><text:span text:style-name="T17">...</text:span></text:p>
      <text:p text:style-name="P15"/>
      <text:p text:style-name="P19"><text:span text:style-name="T45">_________________________________________________________</text:span></text:p>
      <text:p text:style-name="P17"/>
      <text:p text:style-name="P17"/>
      <text:p text:style-name="P19"><text:span text:style-name="T33"><text:s text:c="6"/></text:span><text:span text:style-name="T9">+</text:span><text:span text:style-name="T33"> </text:span><text:span text:style-name="T37">+</text:span><text:span text:style-name="T45"> <text:s/></text:span><text:span text:style-name="T17">un <text:s text:c="5"/></text:span><text:span text:style-name="T9">-</text:span><text:span text:style-name="T33"> </text:span><text:span text:style-name="T37">-</text:span><text:span text:style-name="T45"> <text:s/></text:span><text:span text:style-name="T17">ni <text:s text:c="5"/></text:span><text:span text:style-name="T9">&lt;</text:span><text:span text:style-name="T17"> Anji <text:s text:c="3"/></text:span><text:span text:style-name="T9">=</text:span><text:span text:style-name="T17"> nuAun</text:span></text:p>
      <text:p text:style-name="P19"><text:span text:style-name="T9"><text:s text:c="6"/>*</text:span><text:span text:style-name="T17"> </text:span><text:span text:style-name="T37">*</text:span><text:span text:style-name="T45"> <text:s/></text:span><text:span text:style-name="T17">unU <text:s text:c="4"/></text:span><text:span text:style-name="T8">/</text:span><text:span text:style-name="T33"> </text:span><text:span text:style-name="T37">/</text:span><text:span text:style-name="T45"> <text:s/></text:span><text:span text:style-name="T17">Ini <text:s text:c="4"/></text:span><text:span text:style-name="T9">&gt;</text:span><text:span text:style-name="T17"> uknA <text:s text:c="3"/></text:span><text:span text:style-name="T9">≈</text:span><text:span text:style-name="T17"> mám</text:span></text:p>
      <text:p text:style-name="P19"><text:span text:style-name="T33"><text:s text:c="6"/></text:span><text:span text:style-name="T9">^</text:span><text:span text:style-name="T33"> </text:span><text:span text:style-name="T37">**</text:span><text:span text:style-name="T45"> </text:span><text:span text:style-name="T17">Unun <text:s text:c="3"/></text:span><text:span text:style-name="T8">√</text:span><text:span text:style-name="T33"> </text:span><text:span text:style-name="T37">//</text:span><text:span text:style-name="T45"> </text:span><text:span text:style-name="T17">ninI <text:s text:c="13"/></text:span><text:span text:style-name="T9">≠</text:span><text:span text:style-name="T17"> niAin</text:span></text:p>
      <text:p text:style-name="P3"/>
      <text:p text:style-name="P19"><text:span text:style-name="T45">_________________________________________________________</text:span></text:p>
      <text:p text:style-name="P17"/>
      <text:p text:style-name="P17"/>
      <text:p text:style-name="P19"><text:span text:style-name="T33"><text:s text:c="10"/></text:span><text:span text:style-name="T9">i</text:span><text:span text:style-name="T33"> </text:span><text:span text:style-name="T17">i</text:span><text:span text:style-name="T33"> <text:s text:c="3"/></text:span><text:span text:style-name="T9">I</text:span><text:span text:style-name="T33"> </text:span><text:span text:style-name="T17">ónkuI</text:span></text:p>
      <text:p text:style-name="P19"><text:span text:style-name="T33"><text:s text:c="10"/></text:span><text:span text:style-name="T9">e</text:span><text:span text:style-name="T33"> </text:span><text:span text:style-name="T17">e</text:span><text:span text:style-name="T33"> <text:s text:c="3"/></text:span><text:span text:style-name="T9">E</text:span><text:span text:style-name="T17"> ónkuE</text:span><text:span text:style-name="T33"> <text:s text:c="3"/></text:span><text:span text:style-name="T9">f</text:span><text:span text:style-name="T33"> </text:span><text:span text:style-name="T17">fi <text:s text:c="3"/></text:span><text:span text:style-name="T9">h</text:span><text:span text:style-name="T33"> </text:span><text:span text:style-name="T17">hi <text:s text:c="3"/></text:span><text:span text:style-name="T9">v</text:span><text:span text:style-name="T33"> </text:span><text:span text:style-name="T17">vi</text:span></text:p>
      <text:p text:style-name="P19"><text:span text:style-name="T33"><text:s text:c="10"/></text:span><text:span text:style-name="T9">é</text:span><text:span text:style-name="T33"> </text:span><text:span text:style-name="T17">é</text:span><text:span text:style-name="T33"> <text:s text:c="3"/></text:span><text:span text:style-name="T9">É</text:span><text:span text:style-name="T33"> </text:span><text:span text:style-name="T17">ónkuÉ</text:span><text:span text:style-name="T33"> <text:s text:c="3"/></text:span><text:span text:style-name="T9">s</text:span><text:span text:style-name="T33"> </text:span><text:span text:style-name="T17">si <text:s text:c="3"/></text:span><text:span text:style-name="T9">y</text:span><text:span text:style-name="T33"> </text:span><text:span text:style-name="T17">yi <text:s text:c="3"/></text:span><text:span text:style-name="T9">z</text:span><text:span text:style-name="T33"> </text:span><text:span text:style-name="T17">zi</text:span></text:p>
      <text:p text:style-name="P19"><text:span text:style-name="T33"><text:s text:c="10"/></text:span><text:span text:style-name="T9">a</text:span><text:span text:style-name="T33"> </text:span><text:span text:style-name="T17">a</text:span><text:span text:style-name="T33"> <text:s text:c="3"/></text:span><text:span text:style-name="T9">A</text:span><text:span text:style-name="T33"> </text:span><text:span text:style-name="T17">ónkuA</text:span><text:span text:style-name="T33"> <text:s text:c="3"/></text:span><text:span text:style-name="T9">x</text:span><text:span text:style-name="T33"> </text:span><text:span text:style-name="T17">xi <text:s text:c="3"/></text:span><text:span text:style-name="T9">n</text:span><text:span text:style-name="T33"> </text:span><text:span text:style-name="T17">ni <text:s text:c="3"/></text:span><text:span text:style-name="T9">j</text:span><text:span text:style-name="T33"> </text:span><text:span text:style-name="T17">ji</text:span></text:p>
      <text:p text:style-name="P19"><text:span text:style-name="T33"><text:s text:c="10"/></text:span><text:span text:style-name="T9">á</text:span><text:span text:style-name="T33"> </text:span><text:span text:style-name="T17">á</text:span><text:span text:style-name="T33"> <text:s text:c="3"/></text:span><text:span text:style-name="T9">Á</text:span><text:span text:style-name="T33"> </text:span><text:span text:style-name="T17">ónkuÁ </text:span><text:span text:style-name="T33"><text:s text:c="3"/></text:span><text:span text:style-name="T9">g</text:span><text:span text:style-name="T33"> </text:span><text:span text:style-name="T17">gu <text:s text:c="3"/></text:span><text:span text:style-name="T9">m</text:span><text:span text:style-name="T33"> </text:span><text:span text:style-name="T17">mu <text:s text:c="3"/></text:span><text:span text:style-name="T9">k</text:span><text:span text:style-name="T33"> </text:span><text:span text:style-name="T17">ku</text:span></text:p>
      <text:p text:style-name="P19"><text:span text:style-name="T33"><text:s text:c="10"/></text:span><text:span text:style-name="T9">o</text:span><text:span text:style-name="T33"> </text:span><text:span text:style-name="T17">o</text:span><text:span text:style-name="T33"> <text:s text:c="3"/></text:span><text:span text:style-name="T9">O</text:span><text:span text:style-name="T33"> </text:span><text:span text:style-name="T17">ónkuO</text:span><text:span text:style-name="T33"> <text:s text:c="3"/></text:span><text:span text:style-name="T9">d</text:span><text:span text:style-name="T33"> </text:span><text:span text:style-name="T17">du <text:s text:c="3"/></text:span><text:span text:style-name="T9">r</text:span><text:span text:style-name="T33"> </text:span><text:span text:style-name="T17">ru <text:s text:c="3"/></text:span><text:span text:style-name="T9">t</text:span><text:span text:style-name="T33"> </text:span><text:span text:style-name="T17">tu</text:span></text:p>
      <text:p text:style-name="P19"><text:span text:style-name="T33"><text:s text:c="10"/></text:span><text:span text:style-name="T9">ó</text:span><text:span text:style-name="T33"> </text:span><text:span text:style-name="T17">ó</text:span><text:span text:style-name="T33"> <text:s text:c="3"/></text:span><text:span text:style-name="T9">Ó</text:span><text:span text:style-name="T33"> </text:span><text:span text:style-name="T17">ónkuÓ</text:span><text:span text:style-name="T33"> <text:s text:c="3"/></text:span><text:span text:style-name="T9">b</text:span><text:span text:style-name="T33"> </text:span><text:span text:style-name="T17">bu <text:s text:c="3"/></text:span><text:span text:style-name="T9">l</text:span><text:span text:style-name="T33"> </text:span><text:span text:style-name="T17">lu <text:s text:c="3"/></text:span><text:span text:style-name="T9">p</text:span><text:span text:style-name="T33"> </text:span><text:span text:style-name="T17">pu</text:span></text:p>
      <text:p text:style-name="P19"><text:span text:style-name="T33"><text:s text:c="10"/></text:span><text:span text:style-name="T9">u</text:span><text:span text:style-name="T33"> </text:span><text:span text:style-name="T17">u</text:span><text:span text:style-name="T33"> <text:s text:c="3"/></text:span><text:span text:style-name="T9">U</text:span><text:span text:style-name="T33"> </text:span><text:span text:style-name="T17">ónkuU</text:span></text:p>
      <text:p text:style-name="P15"/>
      <text:p text:style-name="P19"><text:span text:style-name="T45">_________________________________________________________</text:span></text:p>
      <text:p text:style-name="P21"/>
      <text:p text:style-name="P21"/>
      <text:p text:style-name="P19"><text:span text:style-name="T33"><text:s text:c="9"/></text:span><text:span text:style-name="T9">(</text:span><text:span text:style-name="T33"> </text:span><text:span text:style-name="T17">namÁ <text:s text:c="6"/></text:span><text:span text:style-name="T9">'</text:span><text:span text:style-name="T33"> </text:span><text:span text:style-name="T17">fipimAm <text:s text:c="3"/></text:span><text:span text:style-name="T9">?</text:span><text:span text:style-name="T33"> </text:span><text:span text:style-name="T17">xáutmAm</text:span></text:p>
      <text:p text:style-name="P39"><text:span text:style-name="T33"><text:s text:c="9"/></text:span><text:span text:style-name="T9">[</text:span><text:span text:style-name="T33"> </text:span><text:span text:style-name="T17">yérO <text:s text:c="5"/></text:span><text:span text:style-name="T9">''</text:span><text:span text:style-name="T33"> </text:span><text:span text:style-name="T17">setemAm </text:span><text:span text:style-name="T33"><text:s text:c="3"/></text:span><text:span text:style-name="T9">,</text:span><text:span text:style-name="T33"> </text:span><text:span text:style-name="T17">mam</text:span></text:p>
      <text:p text:style-name="P39"><text:span text:style-name="T33"><text:s text:c="9"/></text:span><text:span text:style-name="T9">{</text:span><text:span text:style-name="T33"> </text:span><text:span text:style-name="T17">helÓ <text:s text:c="4"/></text:span><text:span text:style-name="T9">'''</text:span><text:span text:style-name="T33"> </text:span><text:span text:style-name="T17">xékémAm <text:s text:c="3"/></text:span><text:span text:style-name="T9">.</text:span><text:span text:style-name="T33"> </text:span><text:span text:style-name="T17">ziágmAm</text:span></text:p>
      <text:p text:style-name="P39"><text:span text:style-name="T33"><text:s text:c="19"/></text:span><text:span text:style-name="T9">''''</text:span><text:span text:style-name="T33"> </text:span><text:span text:style-name="T17">gajamAm</text:span></text:p>
      <text:p text:style-name="P4"/>
      <text:p text:style-name="P40"/>
      <text:p text:style-name="P41"><text:soft-page-break/></text:p>
      <text:p text:style-name="P39"><text:span text:style-name="T13"><text:s/>Ihen <text:s text:c="4"/></text:span><text:span text:style-name="T17">Ihen <text:s text:c="4"/></text:span><text:span text:style-name="T33">eu <text:s text:c="5"/>I</text:span></text:p>
      <text:p text:style-name="P19"><text:span text:style-name="T13"><text:s/>Éyam <text:s text:c="4"/></text:span><text:span text:style-name="T17">Éyam <text:s text:c="4"/></text:span><text:span text:style-name="T33">elu <text:s text:c="4"/>she/he</text:span></text:p>
      <text:p text:style-name="P19"><text:span text:style-name="T13"><text:s/>Árom <text:s text:c="4"/></text:span><text:span text:style-name="T17">Árom <text:s text:c="4"/></text:span><text:span text:style-name="T33">ilo <text:s text:c="4"/>it</text:span></text:p>
      <text:p text:style-name="P19"><text:span text:style-name="T13"><text:s/>Ólun <text:s text:c="4"/></text:span><text:span text:style-name="T17">Ólun <text:s text:c="4"/></text:span><text:span text:style-name="T33">tu <text:s text:c="5"/>you</text:span></text:p>
      <text:p text:style-name="P21"/>
      <text:p text:style-name="P23"><text:span text:style-name="T13"><text:s/>mehÉyam <text:s/></text:span><text:span text:style-name="T17">mehÉyam</text:span><text:span text:style-name="T9"> </text:span><text:span text:style-name="T17"><text:s/></text:span><text:span text:style-name="T33">estu <text:s text:c="3"/>this person</text:span></text:p>
      <text:p text:style-name="P19"><text:span text:style-name="T13"><text:s/>lomÉyam <text:s/></text:span><text:span text:style-name="T17">lomÉyam</text:span><text:span text:style-name="T9"> </text:span><text:span text:style-name="T17"><text:s/></text:span><text:span text:style-name="T33">aquelu <text:s/>that person</text:span></text:p>
      <text:p text:style-name="P3"/>
      <text:p text:style-name="P19"><text:span text:style-name="T13"><text:s/>mehÁrom <text:s/></text:span><text:span text:style-name="T17">mehÁrom</text:span><text:span text:style-name="T9"> </text:span><text:span text:style-name="T17"><text:s/></text:span><text:span text:style-name="T33">isto <text:s text:c="3"/>this object</text:span></text:p>
      <text:p text:style-name="P19"><text:span text:style-name="T13"><text:s/>lomÁrom <text:s/></text:span><text:span text:style-name="T17">lomÁrom</text:span><text:span text:style-name="T9"> </text:span><text:span text:style-name="T17"><text:s/></text:span><text:span text:style-name="T33">aquilo <text:s/>that object</text:span></text:p>
      <text:p text:style-name="P21"/>
      <text:p text:style-name="P19"><text:span text:style-name="T13"><text:s/>mayÉ <text:s text:c="4"/></text:span><text:span text:style-name="T17">mayÉ <text:s text:c="4"/></text:span><text:span text:style-name="T33">pessoa <text:s/>person</text:span></text:p>
      <text:p text:style-name="P19"><text:span text:style-name="T13"><text:s/>morÁ <text:s text:c="4"/></text:span><text:span text:style-name="T17">morÁ <text:s text:c="4"/></text:span><text:span text:style-name="T33">objeto <text:s/>object</text:span></text:p>
      <text:p text:style-name="P19"><text:span text:style-name="T45">_________________________________________________________</text:span></text:p>
      <text:p text:style-name="P22"/>
      <text:p text:style-name="P19"><text:span text:style-name="T13"><text:s/>noirÓ <text:s/></text:span><text:span text:style-name="T17">nOiró </text:span><text:span text:style-name="T33"><text:s/>nada <text:s text:c="3"/>nothing</text:span></text:p>
      <text:p text:style-name="P19"><text:span text:style-name="T13"><text:s/>Órion <text:s/></text:span><text:span text:style-name="T17">óriOn </text:span><text:span text:style-name="T33"><text:s/>sombra <text:s/>shadow</text:span></text:p>
      <text:p text:style-name="P22"/>
      <text:p text:style-name="P19"><text:span text:style-name="T13"><text:s/>Óri <text:s text:c="3"/></text:span><text:span text:style-name="T17">rIo</text:span><text:span text:style-name="T33"> <text:s text:c="3"/>vácuo <text:s text:c="2"/>vacuum</text:span></text:p>
      <text:p text:style-name="P19"><text:span text:style-name="T13"><text:s/>nan <text:s text:c="3"/></text:span><text:span text:style-name="T17">nan </text:span><text:span text:style-name="T33"><text:s text:c="3"/>neutro <text:s/>neutral</text:span></text:p>
      <text:p text:style-name="P19"><text:span text:style-name="T13"><text:s/>uyÉ <text:s text:c="3"/></text:span><text:span text:style-name="T17">eUy </text:span><text:span text:style-name="T33"><text:s text:c="3"/>massa <text:s text:c="2"/>mass</text:span></text:p>
      <text:p text:style-name="P22"/>
      <text:p text:style-name="P19"><text:span text:style-name="T13"><text:s/>neuyÉ <text:s/></text:span><text:span text:style-name="T17">nEuyé </text:span><text:span text:style-name="T33"><text:s/>luz <text:s text:c="4"/>light</text:span></text:p>
      <text:p text:style-name="P19"><text:span text:style-name="T13"><text:s/>Éyuen <text:s/></text:span><text:span text:style-name="T17">éyuEn </text:span><text:span text:style-name="T33"><text:s/>tudo <text:s text:c="3"/>everything</text:span></text:p>
      <text:p text:style-name="P19"><text:span text:style-name="T45">_________________________________________________________</text:span></text:p>
      <text:p text:style-name="P21"/>
      <text:p text:style-name="P19"><text:span text:style-name="T13"><text:s/>un <text:s text:c="4"/></text:span><text:span text:style-name="T17">un <text:s text:c="4"/></text:span><text:span text:style-name="T33">menos <text:s text:c="5"/>less/minus</text:span></text:p>
      <text:p text:style-name="P5"/>
      <text:p text:style-name="P19"><text:span text:style-name="T13"><text:s/>nuAun <text:s/></text:span><text:span text:style-name="T17">nuAun <text:s/></text:span><text:span text:style-name="T33">igual <text:s text:c="5"/>equal</text:span></text:p>
      <text:p text:style-name="P19"><text:span text:style-name="T13"><text:s/>mám <text:s text:c="3"/></text:span><text:span text:style-name="T17">mám <text:s text:c="3"/></text:span><text:span text:style-name="T33">parecido <text:s text:c="2"/>alike</text:span></text:p>
      <text:p text:style-name="P19"><text:span text:style-name="T13"><text:s/>niAin <text:s/></text:span><text:span text:style-name="T17">niAin <text:s/></text:span><text:span text:style-name="T33">diferente <text:s/>different</text:span></text:p>
      <text:p text:style-name="P16"/>
      <text:p text:style-name="P19"><text:span text:style-name="T13"><text:s/>ni <text:s text:c="4"/></text:span><text:span text:style-name="T17">ni <text:s text:c="4"/></text:span><text:span text:style-name="T33">mais <text:s text:c="6"/>more/plus</text:span></text:p>
      <text:p text:style-name="P19"><text:span text:style-name="T45">_________________________________________________________</text:span></text:p>
      <text:p text:style-name="P15"/>
      <text:p text:style-name="P19"><text:span text:style-name="T13"><text:s/>fIsex <text:s/></text:span><text:span text:style-name="T17">fIsex <text:s/></text:span><text:span text:style-name="T33">sólido <text:s text:c="3"/>solid</text:span></text:p>
      <text:p text:style-name="P19"><text:span text:style-name="T17"><text:s/></text:span><text:span text:style-name="T13">gÉdab <text:s/></text:span><text:span text:style-name="T17">gÉdab <text:s/></text:span><text:span text:style-name="T33">líquido <text:s text:c="2"/>liquid</text:span></text:p>
      <text:p text:style-name="P19"><text:span text:style-name="T17"><text:s/></text:span><text:span text:style-name="T13">vÁzoj <text:s/></text:span><text:span text:style-name="T17">vÁzoj <text:s/></text:span><text:span text:style-name="T33">gasoso <text:s text:c="3"/>gaseous</text:span></text:p>
      <text:p text:style-name="P19"><text:span text:style-name="T17"><text:s/></text:span><text:span text:style-name="T13">kÓtup <text:s/></text:span><text:span text:style-name="T17">kÓtup <text:s/></text:span><text:span text:style-name="T33">plásmico <text:s/>plasmic</text:span></text:p>
      <text:p text:style-name="P19"><text:span text:style-name="T45">_________________________________________________________</text:span></text:p>
      <text:p text:style-name="P5"/>
      <text:p text:style-name="P19"><text:span text:style-name="T13"><text:s/>gáronIn <text:s/></text:span><text:span text:style-name="T17">gáronIn <text:s/></text:span><text:span text:style-name="T33">tempo <text:s text:c="2"/>time</text:span></text:p>
      <text:p text:style-name="P19"><text:span text:style-name="T13"><text:s/>gárO <text:s text:c="4"/></text:span><text:span text:style-name="T17">gárO <text:s text:c="4"/></text:span><text:span text:style-name="T33">data <text:s text:c="3"/>date</text:span></text:p>
      <text:p text:style-name="P19"><text:span text:style-name="T13"><text:s/>Eyáx <text:s text:c="4"/></text:span><text:span text:style-name="T17">Eyáx <text:s text:c="4"/></text:span><text:span text:style-name="T33">lugar <text:s text:c="2"/>place</text:span></text:p>
      <text:p text:style-name="P19"><text:span text:style-name="T13"><text:s/>nUneyáx <text:s/></text:span><text:span text:style-name="T17">nUneyáx <text:s/></text:span><text:span text:style-name="T33">espaço <text:s/>space</text:span></text:p>
      <text:p text:style-name="P5"/>
      <text:p text:style-name="P5"/>
      <text:p text:style-name="P5"/>
      <text:p text:style-name="P5"><text:soft-page-break/></text:p>
      <text:p text:style-name="P19"><text:span text:style-name="T13"><text:s/>stEnu <text:s/></text:span><text:span text:style-name="T17">stEnu <text:s/></text:span><text:span text:style-name="T33">origem <text:s text:c="3"/>origin</text:span></text:p>
      <text:p text:style-name="P19"><text:span text:style-name="T13"><text:s/>unEts <text:s/></text:span><text:span text:style-name="T17">unEts <text:s/></text:span><text:span text:style-name="T33">envio <text:s text:c="4"/>dispatch</text:span></text:p>
      <text:p text:style-name="P19"><text:span text:style-name="T13"><text:s/>net <text:s text:c="3"/></text:span><text:span text:style-name="T17">net <text:s text:c="3"/></text:span><text:span text:style-name="T33">de <text:s text:c="7"/>from</text:span></text:p>
      <text:p text:style-name="P5"/>
      <text:p text:style-name="P19"><text:span text:style-name="T13"><text:s/>zon <text:s text:c="3"/></text:span><text:span text:style-name="T17">zon <text:s text:c="3"/></text:span><text:span text:style-name="T33">para <text:s text:c="5"/>to</text:span></text:p>
      <text:p text:style-name="P19"><text:span text:style-name="T13"><text:s/>dzOni <text:s/></text:span><text:span text:style-name="T17">dzOni <text:s/></text:span><text:span text:style-name="T33">recepção <text:s/>reception</text:span></text:p>
      <text:p text:style-name="P19"><text:span text:style-name="T13"><text:s/>inOzd <text:s/></text:span><text:span text:style-name="T17">inOzd <text:s/></text:span><text:span text:style-name="T33">destino <text:s text:c="2"/>destination</text:span></text:p>
      <text:p text:style-name="P19"><text:span text:style-name="T45">_________________________________________________________</text:span></text:p>
      <text:p text:style-name="P16"/>
      <text:p text:style-name="P19"><text:span text:style-name="T13"><text:s/>hayÁ <text:s/></text:span><text:span text:style-name="T17">hayÁ <text:s/></text:span><text:span text:style-name="T33">passado <text:s text:c="2"/>past</text:span></text:p>
      <text:p text:style-name="P19"><text:span text:style-name="T13"><text:s/>namÁ <text:s/></text:span><text:span text:style-name="T17">namÁ <text:s/></text:span><text:span text:style-name="T33">presente <text:s/>present</text:span></text:p>
      <text:p text:style-name="P19"><text:span text:style-name="T13"><text:s/>ralÁ <text:s/></text:span><text:span text:style-name="T17">ralÁ <text:s/></text:span><text:span text:style-name="T33">futuro <text:s text:c="3"/>future</text:span></text:p>
      <text:p text:style-name="P5"/>
      <text:p text:style-name="P24"><text:span text:style-name="T13"><text:s/>Áyah <text:s/></text:span><text:span text:style-name="T17">Áyah <text:s/></text:span><text:span text:style-name="T33">antes <text:s text:c="4"/>before</text:span></text:p>
      <text:p text:style-name="P19"><text:span text:style-name="T13"><text:s/>Áman <text:s/></text:span><text:span text:style-name="T17">Áman <text:s/></text:span><text:span text:style-name="T33">agora <text:s text:c="4"/>now</text:span></text:p>
      <text:p text:style-name="P24"><text:span text:style-name="T13"><text:s/>Álar <text:s/></text:span><text:span text:style-name="T17">Álar <text:s/></text:span><text:span text:style-name="T33">depois <text:s text:c="3"/>after</text:span></text:p>
      <text:p text:style-name="P19"><text:span text:style-name="T45">_________________________________________________________</text:span></text:p>
      <text:p text:style-name="P5"/>
      <text:p text:style-name="P19"><text:span text:style-name="T13"><text:s/>hItxem <text:s text:c="2"/></text:span><text:span text:style-name="T17">hItxem <text:s text:c="2"/></text:span><text:span text:style-name="T33">instinto <text:s text:c="3"/>instinct</text:span></text:p>
      <text:p text:style-name="P19"><text:span text:style-name="T13"><text:s/>hitÁzul <text:s/></text:span><text:span text:style-name="T17">hitÁzul <text:s/></text:span><text:span text:style-name="T33">vida <text:s text:c="7"/>life</text:span></text:p>
      <text:p text:style-name="P19"><text:span text:style-name="T13"><text:s/>mogzUl <text:s text:c="2"/></text:span><text:span text:style-name="T17">mogzUl <text:s text:c="2"/></text:span><text:span text:style-name="T33">lógica <text:s text:c="5"/>logic</text:span></text:p>
      <text:p text:style-name="P16"/>
      <text:p text:style-name="P19"><text:span text:style-name="T13"><text:s/>hih <text:s text:c="5"/></text:span><text:span text:style-name="T17">hih <text:s text:c="5"/></text:span><text:span text:style-name="T33">não <text:s text:c="8"/>no</text:span></text:p>
      <text:p text:style-name="P19"><text:span text:style-name="T13"><text:s/>hal <text:s text:c="5"/></text:span><text:span text:style-name="T17">hal <text:s text:c="5"/></text:span><text:span text:style-name="T33">ou <text:s text:c="9"/>or</text:span></text:p>
      <text:p text:style-name="P19"><text:span text:style-name="T13"><text:s/>lah <text:s text:c="5"/></text:span><text:span text:style-name="T17">lah <text:s text:c="5"/></text:span><text:span text:style-name="T33">talvez <text:s text:c="5"/>maybe</text:span></text:p>
      <text:p text:style-name="P19"><text:span text:style-name="T13"><text:s/>lul <text:s text:c="5"/></text:span><text:span text:style-name="T17">lUl <text:s text:c="5"/></text:span><text:span text:style-name="T33">sim <text:s text:c="8"/>yes</text:span></text:p>
      <text:p text:style-name="P5"/>
      <text:p text:style-name="P19"><text:span text:style-name="T13"><text:s/>mextIh <text:s text:c="2"/></text:span><text:span text:style-name="T17">mextIh <text:s text:c="2"/></text:span><text:span text:style-name="T33">nunca <text:s text:c="6"/>never</text:span></text:p>
      <text:p text:style-name="P19"><text:span text:style-name="T13"><text:s/>mexÁgom <text:s/></text:span><text:span text:style-name="T17">mexÁgom </text:span><text:span text:style-name="T33"><text:s/>às vezes <text:s text:c="3"/>sometimes</text:span></text:p>
      <text:p text:style-name="P19"><text:span text:style-name="T13"><text:s/>lUzgom <text:s text:c="2"/></text:span><text:span text:style-name="T17">lUzgom <text:s text:c="2"/></text:span><text:span text:style-name="T33">sempre <text:s text:c="5"/>always</text:span></text:p>
      <text:p text:style-name="P19"><text:span text:style-name="T45">_________________________________________________________</text:span></text:p>
      <text:p text:style-name="P5"/>
      <text:p text:style-name="P19"><text:span text:style-name="T13"><text:s/>liyfIl <text:s/></text:span><text:span text:style-name="T17">liyfIl <text:s/></text:span><text:span text:style-name="T33">por <text:s text:c="4"/>for</text:span></text:p>
      <text:p text:style-name="P19"><text:span text:style-name="T13"><text:s/>hUbruh <text:s/></text:span><text:span text:style-name="T17">hUbruh <text:s/></text:span><text:span text:style-name="T33">contra <text:s/>against</text:span></text:p>
      <text:p text:style-name="P19"><text:span text:style-name="T45">_________________________________________________________</text:span></text:p>
      <text:p text:style-name="P5"/>
      <text:p text:style-name="P19"><text:span text:style-name="T13"><text:s/>limOn <text:s/></text:span><text:span text:style-name="T17">lImon <text:s/></text:span><text:span text:style-name="T33">necessidade <text:s/>necessity</text:span></text:p>
      <text:p text:style-name="P19"><text:span text:style-name="T13"><text:s/>nEmuh <text:s/></text:span><text:span text:style-name="T17">nemUh <text:s/></text:span><text:span text:style-name="T33">desejo <text:s text:c="6"/>desire</text:span></text:p>
      <text:p text:style-name="P5"/>
      <text:p text:style-name="P19"><text:span text:style-name="T13"><text:s/>nomIl <text:s/></text:span><text:span text:style-name="T17">nOmil <text:s/></text:span><text:span text:style-name="T33">trabalho <text:s text:c="4"/>work</text:span></text:p>
      <text:p text:style-name="P19"><text:span text:style-name="T13"><text:s/>hUmen <text:s/></text:span><text:span text:style-name="T17">humEn <text:s/></text:span><text:span text:style-name="T33">descanso <text:s text:c="4"/>rest</text:span></text:p>
      <text:p text:style-name="P19"><text:span text:style-name="T45">_________________________________________________________</text:span></text:p>
      <text:p text:style-name="P16"/>
      <text:p text:style-name="P19"><text:span text:style-name="T13"><text:s/>pOuj <text:s/></text:span><text:span text:style-name="T17">pOuj <text:s/></text:span><text:span text:style-name="T33">dentro <text:s text:c="3"/>in</text:span></text:p>
      <text:p text:style-name="P19"><text:span text:style-name="T13"><text:s/>kiEv <text:s/></text:span><text:span text:style-name="T17">kiEv <text:s/></text:span><text:span text:style-name="T33">fora <text:s text:c="5"/>out</text:span></text:p>
      <text:p text:style-name="P5"/>
      <text:p text:style-name="P19"><text:span text:style-name="T13"><text:s/>juOp <text:s/></text:span><text:span text:style-name="T17">juOp <text:s/></text:span><text:span text:style-name="T33">abrigo <text:s text:c="3"/>shelter</text:span></text:p>
      <text:p text:style-name="P19"><text:span text:style-name="T13"><text:s/>vEik <text:s/></text:span><text:span text:style-name="T17">vEik <text:s/></text:span><text:span text:style-name="T33">natureza <text:s/>nature</text:span></text:p>
      <text:p text:style-name="P16"/>
      <text:p text:style-name="P5"><text:soft-page-break/></text:p>
      <text:p text:style-name="P19"><text:span text:style-name="T13"><text:s/>krIpt <text:s/></text:span><text:span text:style-name="T17">krIput <text:s/></text:span><text:span text:style-name="T33">construção <text:s/>construction</text:span></text:p>
      <text:p text:style-name="P19"><text:span text:style-name="T13"><text:s/>iuÁiu <text:s/></text:span><text:span text:style-name="T17">iuÁiu <text:s text:c="2"/></text:span><text:span text:style-name="T33">sensação <text:s text:c="3"/>sensation</text:span></text:p>
      <text:p text:style-name="P19"><text:span text:style-name="T13"><text:s/>zvUyj <text:s/></text:span><text:span text:style-name="T17">zivUyj <text:s/></text:span><text:span text:style-name="T33">destruição <text:s/>destruction</text:span></text:p>
      <text:p text:style-name="P19"><text:span text:style-name="T45">_________________________________________________________</text:span></text:p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9"><text:span text:style-name="T13"><text:s/>indjÁksnu <text:s/></text:span><text:span text:style-name="T17">indjÁksnu <text:s/></text:span><text:span text:style-name="T33">quantidade <text:s/>quantity</text:span></text:p>
      <text:p text:style-name="P5"/>
      <text:p text:style-name="P19"><text:span text:style-name="T13"><text:s/>indjÁ <text:s text:c="5"/></text:span><text:span text:style-name="T17">indjÁ <text:s text:c="5"/></text:span><text:span text:style-name="T33">pouco <text:s text:c="6"/>few</text:span></text:p>
      <text:p text:style-name="P19"><text:span text:style-name="T13"><text:s/>Áksnu <text:s text:c="5"/></text:span><text:span text:style-name="T17">Áksnu <text:s text:c="5"/></text:span><text:span text:style-name="T33">muito <text:s text:c="6"/>many</text:span></text:p>
      <text:p text:style-name="P5"/>
      <text:p text:style-name="P19"><text:span text:style-name="T13"><text:s/>in <text:s text:c="8"/></text:span><text:span text:style-name="T17">in</text:span><text:span text:style-name="T33"> <text:s text:c="8"/>singular <text:s text:c="3"/>singular</text:span></text:p>
      <text:p text:style-name="P19"><text:span text:style-name="T13"><text:s/>nu <text:s text:c="8"/></text:span><text:span text:style-name="T17">nu</text:span><text:span text:style-name="T33"> <text:s text:c="8"/>plural <text:s text:c="5"/>plural</text:span></text:p>
      <text:p text:style-name="P19"><text:span text:style-name="T45">_________________________________________________________</text:span></text:p>
      <text:p text:style-name="P5"/>
      <text:p text:style-name="P19"><text:span text:style-name="T13"><text:s/>hiskÁjdul <text:s/></text:span><text:span text:style-name="T17">hiskÁjdul</text:span><text:span text:style-name="T33"> <text:s/>qualidade <text:s/>quality</text:span></text:p>
      <text:p text:style-name="P5"/>
      <text:p text:style-name="P19"><text:span text:style-name="T13"><text:s/>hIská <text:s text:c="5"/></text:span><text:span text:style-name="T17">hIská</text:span><text:span text:style-name="T33"> <text:s text:c="5"/>mal <text:s text:c="7"/>bad</text:span></text:p>
      <text:p text:style-name="P19"><text:span text:style-name="T13"><text:s/>ájdUl <text:s text:c="5"/></text:span><text:span text:style-name="T17">ájdUl</text:span><text:span text:style-name="T33"> <text:s text:c="5"/>bem <text:s text:c="7"/>well</text:span></text:p>
      <text:p text:style-name="P5"/>
      <text:p text:style-name="P19"><text:span text:style-name="T13"><text:s/>áksIh <text:s text:c="5"/></text:span><text:span text:style-name="T17">áksIh</text:span><text:span text:style-name="T33"> <text:s text:c="5"/>mau <text:s text:c="7"/>evil</text:span></text:p>
      <text:p text:style-name="P19"><text:span text:style-name="T13"><text:s/>lUdjá <text:s text:c="5"/></text:span><text:span text:style-name="T17">lUdjá</text:span><text:span text:style-name="T33"> <text:s text:c="5"/>bom <text:s text:c="7"/>nice</text:span></text:p>
      <text:p text:style-name="P19"><text:span text:style-name="T45">_________________________________________________________</text:span></text:p>
      <text:p text:style-name="P17"/>
      <text:p text:style-name="P19"><text:span text:style-name="T13"><text:s/>ijnÉónku <text:s/></text:span><text:span text:style-name="T17">ijnAnku <text:s text:c="2"/></text:span><text:span text:style-name="T33">tamanho <text:s/>size</text:span></text:p>
      <text:p text:style-name="P5"/>
      <text:p text:style-name="P19"><text:span text:style-name="T13"><text:s/>ijnÉ <text:s text:c="5"/></text:span><text:span text:style-name="T17">ijnA <text:s text:c="5"/></text:span><text:span text:style-name="T33">pequeno <text:s/>small</text:span></text:p>
      <text:p text:style-name="P19"><text:span text:style-name="T13"><text:s/>Ónku <text:s text:c="5"/></text:span><text:span text:style-name="T17">Anku <text:s text:c="5"/></text:span><text:span text:style-name="T33">grande <text:s text:c="2"/>big</text:span></text:p>
      <text:p text:style-name="P5"/>
      <text:p text:style-name="P19"><text:span text:style-name="T13"><text:s/>Énji <text:s text:c="5"/></text:span><text:span text:style-name="T17">Anji <text:s text:c="5"/></text:span><text:span text:style-name="T33">menor <text:s text:c="3"/>smaller</text:span></text:p>
      <text:p text:style-name="P19"><text:span text:style-name="T13"><text:s/>uknÓ <text:s text:c="5"/></text:span><text:span text:style-name="T17">uknA <text:s text:c="5"/></text:span><text:span text:style-name="T33">maior </text:span><text:span text:style-name="T45"><text:s/></text:span><text:span text:style-name="T33"><text:s text:c="2"/>bigger</text:span></text:p>
      <text:p text:style-name="P19"><text:span text:style-name="T45">_________________________________________________________</text:span></text:p>
      <text:p text:style-name="P5"/>
      <text:p text:style-name="P19"><text:span text:style-name="T13"><text:s/>udxÁgsi <text:s/></text:span><text:span text:style-name="T17">utxÁgzi <text:s/></text:span><text:span text:style-name="T33">ciclo <text:s text:c="4"/>cicle</text:span></text:p>
      <text:p text:style-name="P22"/>
      <text:p text:style-name="P19"><text:span text:style-name="T13"><text:s/>udxÉ <text:s text:c="4"/></text:span><text:span text:style-name="T17">utxÁ <text:s text:c="4"/></text:span><text:span text:style-name="T33">início <text:s text:c="3"/>start</text:span></text:p>
      <text:p text:style-name="P19"><text:span text:style-name="T13"><text:s/>Égsi <text:s text:c="4"/></text:span><text:span text:style-name="T17">Ágzi <text:s text:c="4"/></text:span><text:span text:style-name="T33">fim <text:s text:c="6"/>finish</text:span></text:p>
      <text:p text:style-name="P5"/>
      <text:p text:style-name="P19"><text:span text:style-name="T13"><text:s/>xÁut <text:s text:c="4"/></text:span><text:span text:style-name="T17">xÁut <text:s text:c="4"/></text:span><text:span text:style-name="T33">questão <text:s text:c="2"/>question</text:span></text:p>
      <text:p text:style-name="P19"><text:span text:style-name="T13"><text:s/>ziÁg <text:s text:c="4"/></text:span><text:span text:style-name="T17">ziÁg <text:s text:c="4"/></text:span><text:span text:style-name="T33">resposta <text:s/>answer</text:span></text:p>
      <text:p text:style-name="P19"><text:span text:style-name="T45">_________________________________________________________</text:span></text:p>
      <text:p text:style-name="P21"/>
      <text:p text:style-name="P19"><text:span text:style-name="T13"><text:s/>mehrAylom <text:s/></text:span><text:span text:style-name="T17">mehrÁylom <text:s/></text:span><text:span text:style-name="T33">distância <text:s/>distance</text:span></text:p>
      <text:p text:style-name="P19"><text:span text:style-name="T17"><text:line-break/> </text:span><text:span text:style-name="T13">mehrÁ <text:s text:c="5"/></text:span><text:span text:style-name="T17">mehrÁ <text:s text:c="5"/></text:span><text:span text:style-name="T33">perto <text:s text:c="5"/>near</text:span></text:p>
      <text:p text:style-name="P19"><text:span text:style-name="T13"><text:s/>Áylom <text:s text:c="5"/></text:span><text:span text:style-name="T17">Áylom <text:s text:c="5"/></text:span><text:span text:style-name="T33">longe <text:s text:c="5"/>far</text:span></text:p>
      <text:p text:style-name="P5"/>
      <text:p text:style-name="P19"><text:span text:style-name="T13"><text:s/>meh <text:s text:c="7"/></text:span><text:span text:style-name="T17">meh <text:s text:c="7"/></text:span><text:span text:style-name="T33">aqui <text:s text:c="6"/>here</text:span></text:p>
      <text:p text:style-name="P19"><text:span text:style-name="T13"><text:s/>lom <text:s text:c="7"/></text:span><text:span text:style-name="T17">lom <text:s text:c="7"/></text:span><text:span text:style-name="T33">ali <text:s text:c="7"/>there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9"><text:span text:style-name="T13"><text:s/>Ihen lImon nOmik un humEn .</text:span></text:p>
      <text:p text:style-name="P19"><text:span text:style-name="T17"><text:s/>Ihen lImon nOmil un humEn .</text:span></text:p>
      <text:p text:style-name="P16"/>
      <text:p text:style-name="P19"><text:span text:style-name="T45"><text:s/></text:span><text:span text:style-name="T33">Eu necessidade trabalho mais descanso.</text:span></text:p>
      <text:p text:style-name="P19"><text:span text:style-name="T33"><text:s/>Eu preciso de trabalho e descanso.</text:span></text:p>
      <text:p text:style-name="P18"/>
      <text:p text:style-name="P19"><text:span text:style-name="T33"><text:s/>I necessity work plus rest.</text:span></text:p>
      <text:p text:style-name="P19"><text:span text:style-name="T33"><text:s/>I need to work and rest.</text:span></text:p>
      <text:p text:style-name="P19"><text:span text:style-name="T45">_________________________________________________________</text:span></text:p>
      <text:p text:style-name="P22"/>
      <text:p text:style-name="P19"><text:span text:style-name="T13"><text:s/>Ihen nu</text:span></text:p>
      <text:p text:style-name="P19"><text:span text:style-name="T17"><text:s/>Ihen nu</text:span></text:p>
      <text:p text:style-name="P16"/>
      <text:p text:style-name="P19"><text:span text:style-name="T33"><text:s/>Eu plural</text:span></text:p>
      <text:p text:style-name="P19"><text:span text:style-name="T33"><text:s/>Nós</text:span></text:p>
      <text:p text:style-name="P18"/>
      <text:p text:style-name="P19"><text:span text:style-name="T33"><text:s/>I plural</text:span></text:p>
      <text:p text:style-name="P19"><text:span text:style-name="T33"><text:s/>We</text:span></text:p>
      <text:p text:style-name="P19"><text:span text:style-name="T45">_________________________________________________________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<text:span text:style-name="T45">_________________________________________________________</text:span></text:p>
      <text:p text:style-name="P19"><text:span text:style-name="T17">belIm trabalho . </text:span><text:span text:style-name="T21">trabalhar</text:span><text:span text:style-name="T17"> . entender antes, fazer depois</text:span></text:p>
      <text:p text:style-name="P19"><text:span text:style-name="T17">milEb mente . </text:span><text:span text:style-name="T21">entender</text:span></text:p>
      <text:p text:style-name="P21"/>
      <text:p text:style-name="P19"><text:span text:style-name="T17">mInu <text:s/>improviso . </text:span><text:span text:style-name="T21">improvisar</text:span><text:span text:style-name="T17"> .... entender e fazer juntos</text:span></text:p>
      <text:p text:style-name="P19"><text:span text:style-name="T17">nUmi <text:s/>descanso . </text:span><text:span text:style-name="T21">descansar</text:span><text:span text:style-name="T17"> ...... não entender, nem fazer</text:span></text:p>
      <text:p text:style-name="P21"/>
      <text:p text:style-name="P19"><text:span text:style-name="T17">nuhÓf corpo . </text:span><text:span text:style-name="T21">fazer</text:span></text:p>
      <text:p text:style-name="P19"><text:span text:style-name="T17">fóhUn estudo . </text:span><text:span text:style-name="T21">estudar</text:span><text:span text:style-name="T17"> ..... fazer antes, entender depois</text:span></text:p>
      <text:p text:style-name="P21"/>
      <text:p text:style-name="P19"><text:span text:style-name="T45">_________________________________________________________</text:span></text:p>
      <text:p text:style-name="P19"><text:span text:style-name="T17">sódjU dever .............................. dor controlada</text:span></text:p>
      <text:p text:style-name="P19"><text:span text:style-name="T17">deskI prazer ........................... vício controlado</text:span></text:p>
      <text:p text:style-name="P21"/>
      <text:p text:style-name="P19"><text:span text:style-name="T17">sÓde <text:s/>controle . </text:span><text:span text:style-name="T21">controlar</text:span></text:p>
      <text:p text:style-name="P19"><text:span text:style-name="T17">Ujik <text:s/>descontrole . </text:span><text:span text:style-name="T21">descontrolar</text:span></text:p>
      <text:p text:style-name="P21"/>
      <text:p text:style-name="P19"><text:span text:style-name="T17">ujdÓs dor ........................... dever descontrolado</text:span></text:p>
      <text:p text:style-name="P19"><text:span text:style-name="T17">iksEd vício ........................ prazer descontrolado</text:span></text:p>
      <text:p text:style-name="P21"/>
      <text:p text:style-name="P19"><text:span text:style-name="T45">_________________________________________________________</text:span></text:p>
      <text:p text:style-name="P19"><text:span text:style-name="T17">nailÓb amor . </text:span><text:span text:style-name="T21">amar</text:span><text:span text:style-name="T17"> .......... poder dar sua vida por algo</text:span></text:p>
      <text:p text:style-name="P19"><text:span text:style-name="T17">máuhEf ódio . </text:span><text:span text:style-name="T21">odiar</text:span><text:span text:style-name="T17"> ...... poder dar sua vida contra algo</text:span></text:p>
      <text:p text:style-name="P21"/>
      <text:p text:style-name="P19"><text:span text:style-name="T17">lóbnAi construção . </text:span><text:span text:style-name="T21">construir</text:span></text:p>
      <text:p text:style-name="P19"><text:span text:style-name="T17">hefmÁu destruição . </text:span><text:span text:style-name="T21">destruir</text:span></text:p>
      <text:p text:style-name="P21"/>
      <text:p text:style-name="P19"><text:span text:style-name="T17">ianbÓl ferramenta</text:span></text:p>
      <text:p text:style-name="P19"><text:span text:style-name="T17">uámfEh armamento</text:span></text:p>
      <text:p text:style-name="P21"/>
      <text:p text:style-name="P19"><text:span text:style-name="T45">_________________________________________________________</text:span></text:p>
      <text:p text:style-name="P19"><text:span text:style-name="T17">nóxI sensação . </text:span><text:span text:style-name="T21">sentir</text:span></text:p>
      <text:p text:style-name="P19"><text:span text:style-name="T17">megU causa . </text:span><text:span text:style-name="T21">causar</text:span></text:p>
      <text:p text:style-name="P21"/>
      <text:p text:style-name="P21"/>
      <text:p text:style-name="P19"><text:span text:style-name="T45">_________________________________________________________</text:span></text:p>
      <text:p text:style-name="P19"><text:span text:style-name="T17">fInpum ano ............ tempo de giro ao redor da Estrela</text:span></text:p>
      <text:p text:style-name="P19"><text:span text:style-name="T17">sIntum período .... o que for melhor para o corpo celeste</text:span></text:p>
      <text:p text:style-name="P19"><text:span text:style-name="T17">xInkum mês .................................... 4 semanas</text:span></text:p>
      <text:p text:style-name="P19"><text:span text:style-name="T17">gInjum semana .................................... 8 dias</text:span></text:p>
      <text:p text:style-name="P21"/>
      <text:p text:style-name="P19"><text:span text:style-name="T17">dInzum dia ....... tempo de giro ao redor do próprio eixo</text:span></text:p>
      <text:p text:style-name="P19"><text:span text:style-name="T17">bInvum hora ................................. 1/32 do dia</text:span></text:p>
      <text:p text:style-name="P19"><text:span text:style-name="T17">hInlum minuto .............................. 1/32 da hora</text:span></text:p>
      <text:p text:style-name="P19"><text:span text:style-name="T17">yInrum segundo ........................... 1/32 do minuto</text:span></text:p>
      <text:p text:style-name="P22"/>
      <text:p text:style-name="P19"><text:span text:style-name="T45">_________________________________________________________</text:span></text:p>
      <text:p text:style-name="P19"><text:span text:style-name="T17">reksmÁandjóy contraste</text:span></text:p>
      <text:p text:style-name="P21"/>
      <text:p text:style-name="P19"><text:span text:style-name="T17">reksmÁ <text:s text:c="6"/>escuro . </text:span><text:span text:style-name="T21">escurecer</text:span></text:p>
      <text:p text:style-name="P19"><text:span text:style-name="T17">andjÓy <text:s text:c="6"/>claro . </text:span><text:span text:style-name="T21">clarear</text:span><text:span text:style-name="T17"> </text:span></text:p>
      <text:p text:style-name="P21"><text:soft-page-break/></text:p>
      <text:p text:style-name="P19"><text:span text:style-name="T45">_________________________________________________________</text:span></text:p>
      <text:p text:style-name="P19"><text:span text:style-name="T17">litxIugzuh velocidade</text:span></text:p>
      <text:p text:style-name="P21"/>
      <text:p text:style-name="P19"><text:span text:style-name="T17">litxI <text:s text:c="5"/>devagar . </text:span><text:span text:style-name="T21">desacelerar</text:span><text:span text:style-name="T17"><text:line-break/>ugzUh <text:s text:c="5"/>rápido . </text:span><text:span text:style-name="T21">acelerar</text:span></text:p>
      <text:p text:style-name="P21"/>
      <text:p text:style-name="P19"><text:span text:style-name="T17">ixtIl <text:s text:c="5"/>estagnação . </text:span><text:span text:style-name="T21">parar</text:span></text:p>
      <text:p text:style-name="P19"><text:span text:style-name="T17">huzgU <text:s text:c="5"/>movimento . </text:span><text:span text:style-name="T21">mover</text:span></text:p>
      <text:p text:style-name="P21"/>
      <text:p text:style-name="P19"><text:span text:style-name="T45">_________________________________________________________</text:span></text:p>
      <text:p text:style-name="P21"/>
      <text:p text:style-name="P21"/>
      <text:p text:style-name="P21"/>
      <text:p text:style-name="P15"/>
      <text:p text:style-name="P15"/>
      <text:p text:style-name="P15"/>
      <text:p text:style-name="P15"/>
      <text:p text:style-name="P15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pádjiuxreb • humor</text:span></text:p>
      <text:p text:style-name="P17"/>
      <text:p text:style-name="P19"><text:span text:style-name="T33">pádji • tristeza = desorganização; </text:span><text:span text:style-name="T36">entristecer = desorgan</text:span></text:p>
      <text:p text:style-name="P19"><text:span text:style-name="T33">uxreb • felicidade = organização; </text:span><text:span text:style-name="T36">alegrar = organizar</text:span><text:span text:style-name="T33"> </text:span></text:p>
      <text:p text:style-name="P17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némáhmeha∆ • profundidade</text:span></text:p>
      <text:p text:style-name="P17"/>
      <text:p text:style-name="P19"><text:span text:style-name="T33">némáh <text:s text:c="5"/>• raso = fácil; </text:span><text:span text:style-name="T36">rasear = simplificar</text:span></text:p>
      <text:p text:style-name="P19"><text:span text:style-name="T33">meha∆ <text:s text:c="5"/>• fundo = difícil; </text:span><text:span text:style-name="T36">afundar = dificultar</text:span></text:p>
      <text:p text:style-name="P17"/>
      <text:p text:style-name="P17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g∆aiuénk • pressão<text:line-break/></text:span></text:p>
      <text:p text:style-name="P19"><text:span text:style-name="T33">g∆ai <text:s text:c="4"/>• fraco; </text:span><text:span text:style-name="T36">enfraquecer</text:span></text:p>
      <text:p text:style-name="P19"><text:span text:style-name="T33">uénk <text:s text:c="4"/>• forte; </text:span><text:span text:style-name="T36">fortalecer</text:span></text:p>
      <text:p text:style-name="P17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ágibpuke • volume</text:span></text:p>
      <text:p text:style-name="P17"/>
      <text:p text:style-name="P19"><text:span text:style-name="T33">ágib <text:s text:c="4"/>• vazio; </text:span><text:span text:style-name="T36">esvaziar</text:span></text:p>
      <text:p text:style-name="P19"><text:span text:style-name="T33">puke <text:s text:c="4"/>• cheio; </text:span><text:span text:style-name="T36">encher</text:span></text:p>
      <text:p text:style-name="P17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zoukgióf • peso</text:span></text:p>
      <text:p text:style-name="P17"/>
      <text:p text:style-name="P19"><text:span text:style-name="T33">zouk <text:s text:c="4"/>• leve; </text:span><text:span text:style-name="T36">reduzir carga</text:span></text:p>
      <text:p text:style-name="P19"><text:span text:style-name="T33">gióf <text:s text:c="4"/>• pesado; </text:span><text:span text:style-name="T36">aumentar carga</text:span></text:p>
      <text:p text:style-name="P17"/>
      <text:p text:style-name="P17"/>
      <text:p text:style-name="P19"><text:soft-page-break/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eszótlofvá • largura = espessura</text:span></text:p>
      <text:p text:style-name="P17"/>
      <text:p text:style-name="P19"><text:span text:style-name="T33">eszót <text:s text:c="5"/>• estreito = fino ; </text:span><text:span text:style-name="T36">estreitar = afinar</text:span><text:span text:style-name="T33"> </text:span></text:p>
      <text:p text:style-name="P19"><text:span text:style-name="T33">lofvá <text:s text:c="5"/>• largo = grosso ; </text:span><text:span text:style-name="T36">alargar = engrossar</text:span></text:p>
      <text:p text:style-name="P17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atdiurlé • comprimento</text:span></text:p>
      <text:p text:style-name="P17"/>
      <text:p text:style-name="P19"><text:span text:style-name="T33">atdi <text:s text:c="4"/>• curto; encurtar</text:span></text:p>
      <text:p text:style-name="P19"><text:span text:style-name="T33">urlé <text:s text:c="4"/>• longo; alongar</text:span></text:p>
      <text:p text:style-name="P17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itxitlujlu • altura</text:span></text:p>
      <text:p text:style-name="P17"/>
      <text:p text:style-name="P19"><text:span text:style-name="T33">itxit <text:s text:c="5"/>• baixo; abaixar</text:span></text:p>
      <text:p text:style-name="P19"><text:span text:style-name="T33">lujlu <text:s text:c="5"/>• alto; levantar</text:span></text:p>
      <text:p text:style-name="P17"/>
      <text:p text:style-name="P19"><text:span text:style-name="T33"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nekriudgá∆ • temperatura<text:line-break/></text:span></text:p>
      <text:p text:style-name="P19"><text:span text:style-name="T33">nekri <text:s text:c="5"/>• frio; </text:span><text:span text:style-name="T36">esfriar</text:span></text:p>
      <text:p text:style-name="P19"><text:span text:style-name="T33">udgá∆ <text:s text:c="5"/>• quente; </text:span><text:span text:style-name="T36">esquentar</text:span></text:p>
      <text:p text:style-name="P19"><text:span text:style-name="T33"><text:line-break/>- <text:s/>- <text:s/>- <text:s/>- <text:s/>- <text:s/>- <text:s/>- <text:s/>- <text:s/>- <text:s/>- <text:s/>- <text:s/>- <text:s/>- <text:s/>- <text:s/>- <text:s/>- <text:s/>- <text:s/>- <text:s/>- <text:s/></text:span></text:p>
      <text:p text:style-name="P19"><text:span text:style-name="T33">áutsvlie • densidade</text:span></text:p>
      <text:p text:style-name="P17"/>
      <text:p text:style-name="P19"><text:span text:style-name="T33">áuts <text:s text:c="4"/>• sólido; </text:span><text:span text:style-name="T36">endurecer</text:span></text:p>
      <text:p text:style-name="P19"><text:span text:style-name="T33">vlie <text:s text:c="4"/>• etéreo; </text:span><text:span text:style-name="T36">amolecer</text:span></text:p>
      <text:p text:style-name="P19"><text:span text:style-name="T36"/></text:p>
      <text:p text:style-name="P19"><text:span text:style-name="T36"/></text:p>
      <text:p text:style-name="P10"><text:span text:style-name="T47">áx názg durbátulUk</text:span></text:p>
      <text:p text:style-name="P6"><text:span text:style-name="T51">One ring to rule them all</text:span></text:p>
      <text:p text:style-name="P25"/>
      <text:p text:style-name="P6"><text:span text:style-name="T47">áx názg gimbátUl</text:span></text:p>
      <text:p text:style-name="P6"><text:span text:style-name="T53">One ring to find them</text:span></text:p>
      <text:p text:style-name="P26"/>
      <text:p text:style-name="P6"><text:span text:style-name="T47">áx názg ssrákátulUk</text:span></text:p>
      <text:p text:style-name="P6"><text:span text:style-name="T53">One ring to bring them all</text:span></text:p>
      <text:p text:style-name="P25"/>
      <text:p text:style-name="P6"><text:span text:style-name="T47">ág bUrzun Ixi krimpátUl</text:span></text:p>
      <text:p text:style-name="P6"><text:span text:style-name="T53">And in the darkness bind them</text:span></text:p>
      <text:p text:style-name="P19"><text:span text:style-name="T55"/></text:p>
      <text:p text:style-name="P19"><text:soft-page-break/><text:span text:style-name="T55"/></text:p>
      <text:p text:style-name="P19"><text:span text:style-name="T55"><text:s/>1+0=1 <text:s text:c="3"/>4-4=0</text:span></text:p>
      <text:p text:style-name="P19"><text:span text:style-name="T55"><text:s/>1+1=2 <text:s text:c="3"/>4-3=1</text:span></text:p>
      <text:p text:style-name="P19"><text:span text:style-name="T55"><text:s/>1+2=3 <text:s text:c="3"/>4-2=2</text:span></text:p>
      <text:p text:style-name="P19"><text:span text:style-name="T55"><text:s/>1+3=4 <text:s text:c="3"/>4-1=3</text:span></text:p>
      <text:p text:style-name="P27"/>
      <text:p text:style-name="P19"><text:span text:style-name="T55"><text:s/>2*0=0 <text:s text:c="3"/>4/0=0</text:span></text:p>
      <text:p text:style-name="P19"><text:span text:style-name="T55"><text:s/>2*1=2 <text:s text:c="3"/>4/1=4</text:span></text:p>
      <text:p text:style-name="P19"><text:span text:style-name="T55"><text:s/>2*2=4 <text:s text:c="3"/>4/2=2</text:span></text:p>
      <text:p text:style-name="P19"><text:span text:style-name="T55"><text:s/>2*3=6 <text:s text:c="3"/>4/3=1.5,</text:span></text:p>
      <text:p text:style-name="P27"/>
      <text:p text:style-name="P19"><text:span text:style-name="T55"><text:s/>0&lt;1</text:span></text:p>
      <text:p text:style-name="P19"><text:span text:style-name="T55"><text:s/>0=0</text:span></text:p>
      <text:p text:style-name="P19"><text:span text:style-name="T55"><text:s/>0&gt;-1</text:span></text:p>
      <text:p text:style-name="P28"/>
      <text:p text:style-name="P29"/>
      <text:p text:style-name="P7"><text:span text:style-name="T47">i0u</text:span></text:p>
      <text:p text:style-name="P7"><text:span text:style-name="T47"/></text:p>
      <text:p text:style-name="P7"><text:span text:style-name="T47"/></text:p>
      <text:p text:style-name="P7"><text:span text:style-name="T49">ábIjmu abismo ábIzm</text:span><text:span text:style-name="T50">u</text:span></text:p>
      <text:p text:style-name="P7"><text:span text:style-name="T50"/></text:p>
      <text:p text:style-name="P7"><text:span text:style-name="T50"/></text:p>
      <text:p text:style-name="P7"><text:span text:style-name="T50"/></text:p>
      <text:p text:style-name="P7"><text:span text:style-name="T57">kOisás jenÉrikás eskrItás pra demonstrÁy meliÓy á fOntx .</text:span></text:p>
      <text:p text:style-name="P7"><text:span text:style-name="T50"/></text:p>
      <text:p text:style-name="P30"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fonetika I1" svg:font-family="'fonetika I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fonetika I" svg:font-family="'fonetika I'" style:font-family-generic="roman" style:font-pitch="variable"/>
    <style:font-face style:name="fonetika I Regular" svg:font-family="'fonetika I Regular'" style:font-family-generic="roman" style:font-pitch="variable"/>
    <style:font-face style:name="fonetika II" svg:font-family="'fonetika II'" style:font-family-generic="roman" style:font-pitch="variable"/>
    <style:font-face style:name="fonetika II Regular" svg:font-family="'fonetika II Regular'" style:font-family-generic="roman" style:font-pitch="variable"/>
    <style:font-face style:name="fonetika III" svg:font-family="'fonetika III'" style:font-family-generic="roman" style:font-pitch="variable"/>
    <style:font-face style:name="fonetika III Regular" svg:font-family="'fonetika III Regular'" style:font-family-generic="roman" style:font-pitch="variable"/>
    <style:font-face style:name="Alegreya Sans SC" svg:font-family="'Alegreya Sans S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Eczar" svg:font-family="Eczar" style:font-family-generic="system" style:font-pitch="variable"/>
    <style:font-face style:name="Lucida Grande1" svg:font-family="'Lucida Grande'" style:font-family-generic="system" style:font-pitch="variable"/>
    <style:font-face style:name="fonetika I2" svg:font-family="'fonetika I'" style:font-family-generic="system" style:font-pitch="variable"/>
    <style:font-face style:name="fonetika I Regular1" svg:font-family="'fonetika I Regular'" style:font-family-generic="system" style:font-pitch="variable"/>
    <style:font-face style:name="fonetika II1" svg:font-family="'fonetika II'" style:font-family-generic="system" style:font-pitch="variable"/>
    <style:font-face style:name="fonetika II Regular1" svg:font-family="'fonetika II Regular'" style:font-family-generic="system" style:font-pitch="variable"/>
    <style:font-face style:name="fonetika III1" svg:font-family="'fonetika III'" style:font-family-generic="system" style:font-pitch="variable"/>
    <style:font-face style:name="fonetika III Regular1" svg:font-family="'fonetika III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etter-spacing="normal" fo:language="pt" fo:country="BR" style:letter-kerning="false" style:font-name-asian="Cambria1" style:font-size-asian="12pt" style:language-asian="ja" style:country-asian="JP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etter-spacing="normal" fo:language="pt" fo:country="BR" style:letter-kerning="false" style:font-name-asian="Cambria1" style:font-size-asian="12pt" style:language-asian="ja" style:country-asian="JP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orphans="2" fo:widows="2" fo:text-indent="0cm" style:auto-text-indent="false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ing_20_1" style:display-name="Heading 1" style:family="paragraph" style:parent-style-name="Standard" style:default-outline-level="" style:class="text">
      <style:paragraph-properties fo:margin-top="0.847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606060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  <style:text-properties fo:color="#000000"/>
    </style:style>
    <style:style style:name="Title" style:family="paragraph" style:parent-style-name="Standard" style:default-outline-level="" style:class="chapter">
      <style:paragraph-properties fo:margin-top="0.529cm" fo:margin-bottom="0.141cm" loext:contextual-spacing="false" fo:padding="0cm" fo:border-left="none" fo:border-right="none" fo:border-top="none" fo:border-bottom="3pt solid #000000"/>
      <style:text-properties fo:color="#000000" fo:font-size="36pt" fo:font-weight="bold" style:font-size-asian="36pt" style:font-weight-asian="bold"/>
    </style:style>
    <style:style style:name="Subtitle" style:family="paragraph" style:parent-style-name="Standard" style:default-outline-level="" style:class="chapter">
      <style:text-properties fo:color="#444444" fo:font-size="26pt" fo:font-style="italic" style:font-size-asian="26pt" style:font-style-asian="italic"/>
    </style:style>
    <style:style style:name="Quote" style:family="paragraph" style:parent-style-name="Standard" style:default-outline-level="">
      <style:paragraph-properties fo:margin-left="6.001cm" fo:margin-right="0cm" fo:text-indent="0cm" style:auto-text-indent="false" fo:padding-left="0.388cm" fo:padding-right="0cm" fo:padding-top="0cm" fo:padding-bottom="0.106cm" fo:border-left="1.5pt solid #a6a6a6" fo:border-right="none" fo:border-top="none" fo:border-bottom="1.5pt solid #a6a6a6"/>
      <style:text-properties fo:color="#373737" fo:font-size="9pt" fo:font-style="italic" style:font-size-asian="9pt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9d9d9"/>
      <style:paragraph-properties fo:margin-left="1cm" fo:margin-right="1cm" fo:text-indent="0cm" style:auto-text-indent="false" fo:background-color="#d9d9d9" fo:padding-left="0.388cm" fo:padding-right="0.388cm" fo:padding-top="0.106cm" fo:padding-bottom="0.106cm" fo:border="0.51pt solid #808080"/>
      <style:text-properties fo:color="#606060" fo:font-size="9.5pt" fo:font-style="italic" style:font-size-asian="9.5pt" style:font-style-asian="italic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/>
      <style:text-properties fo:font-size="10pt" style:font-size-asian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family="Courier" style:font-family-generic="roman" style:font-pitch="variable" fo:font-size="10pt" style:font-size-asian="10pt" style:language-asian="en" style:country-asian="US" style:font-name-complex="Courier1" style:font-family-complex="Courier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language-asian="en" style:country-asian="US" style:font-name-complex="Courier1" style:font-family-complex="Courier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764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23cm" fo:margin-left="2.3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05cm" fo:margin-left="3.6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23cm" fo:margin-left="4.9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23cm" fo:margin-left="6.2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05cm" fo:margin-left="7.4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23cm" fo:margin-left="8.7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23cm" fo:margin-left="10.0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05cm" fo:margin-left="11.2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5-12T14:24:38.442114576</dc:date>
    <meta:editing-duration>PT7M4S</meta:editing-duration>
    <meta:editing-cycles>1</meta:editing-cycles>
    <meta:document-statistic meta:table-count="0" meta:image-count="0" meta:object-count="0" meta:page-count="13" meta:paragraph-count="325" meta:word-count="1625" meta:character-count="11077" meta:non-whitespace-character-count="7351"/>
    <meta:user-defined meta:name="AppVersion">4.3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